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400000004020E0B7192A8E8C4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33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219.99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26.78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9.72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ext-properties fo:font-size="11pt" style:font-size-asian="11pt" style:font-size-complex="11pt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position="33% 58%"/>
    </style:style>
    <style:style style:name="T4" style:family="text">
      <style:text-properties style:text-position="super 58%" style:font-size-complex="6.80000019073486pt"/>
    </style:style>
    <style:style style:name="T5" style:family="text">
      <style:text-properties fo:font-style="normal" style:font-name-asian="FreeSans" style:font-size-asian="12pt" style:font-style-asian="normal" style:font-style-complex="normal"/>
    </style:style>
    <style:style style:name="T6" style:family="text">
      <style:text-properties fo:font-style="normal" style:font-size-asian="12pt" style:font-style-asian="normal" style:font-style-complex="normal" style:font-name-asian="Gill Sans MT"/>
    </style:style>
    <style:style style:name="T7" style:family="text">
      <style:text-properties fo:font-style="normal" style:font-size-asian="12pt" style:font-style-asian="normal" style:font-style-complex="normal" fo:font-size="12pt" style:font-name-asian="Gill Sans MT"/>
    </style:style>
    <style:style style:name="T8" style:family="text">
      <style:text-properties fo:font-style="normal" style:font-size-asian="12pt" style:font-style-asian="normal" style:font-style-complex="normal" style:font-name-asian="FreeSans"/>
    </style:style>
    <style:style style:name="T9" style:family="text">
      <style:text-properties fo:font-style="normal" style:font-name-asian="FreeSans" style:font-size-asian="12pt" style:font-style-asian="normal" style:font-style-complex="normal"/>
    </style:style>
    <style:style style:name="T10" style:family="text">
      <style:text-properties fo:font-style="normal" style:font-name-asian="Gill Sans MT" style:font-size-asian="12pt" style:font-style-asian="normal" style:font-style-complex="normal"/>
    </style:style>
  </office:automatic-styles>
  <office:body>
    <office:spreadsheet>
      <table:tracked-changes>
        <table:cell-content-change table:id="ct1" table:acceptance-state="accepted">
          <table:cell-address table:column="5" table:row="10" table:table="2"/>
          <office:change-info>
            <dc:creator> </dc:creator>
            <dc:date>2017-04-19T11:20:40.892432993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2" table:acceptance-state="accepted">
          <table:cell-address table:column="0" table:row="14" table:table="2"/>
          <office:change-info>
            <dc:creator> </dc:creator>
            <dc:date>2017-04-19T11:21:08.321882257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1" table:row="14" table:table="2"/>
          <office:change-info>
            <dc:creator> </dc:creator>
            <dc:date>2017-04-19T11:21:29.156313524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2" table:row="14" table:table="2"/>
          <office:change-info>
            <dc:creator> </dc:creator>
            <dc:date>2017-04-19T11:23:24.710281774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2" table:row="14" table:table="2"/>
          <office:change-info>
            <dc:creator> </dc:creator>
            <dc:date>2017-04-19T11:23:31.551803475</dc:date>
          </office:change-info>
          <table:previous table:id="ct4">
            <table:change-track-table-cell office:value-type="string">
              <text:p>This requirement appears in multiple places (also in Phase 4) yet isn’t specified precisely. Does this requirement include enhancing WMT’s educational value?</text:p>
            </table:change-track-table-cell>
          </table:previous>
        </table:cell-content-change>
        <table:cell-content-change table:id="ct6" table:acceptance-state="accepted">
          <table:cell-address table:column="2" table:row="14" table:table="2"/>
          <office:change-info>
            <dc:creator> </dc:creator>
            <dc:date>2017-04-19T11:24:07.246749293</dc:date>
          </office:change-info>
          <table:previous table:id="ct5">
            <table:change-track-table-cell office:value-type="string">
              <text:p>This requirement appears in multiple places (also in Phase 4) yet isn’t specified precisely.Does this requirement include enhancing WMT’s educational value?</text:p>
            </table:change-track-table-cell>
          </table:previous>
        </table:cell-content-change>
        <table:cell-content-change table:id="ct7" table:acceptance-state="accepted">
          <table:cell-address table:column="0" table:row="25" table:table="4"/>
          <office:change-info>
            <dc:creator> </dc:creator>
            <dc:date>2017-04-19T11:27:01.511732086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1" table:row="25" table:table="4"/>
          <office:change-info>
            <dc:creator> </dc:creator>
            <dc:date>2017-04-19T11:27:06.842416046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2" table:row="25" table:table="4"/>
          <office:change-info>
            <dc:creator> </dc:creator>
            <dc:date>2017-04-19T11:28:28.981315342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3" table:row="25" table:table="4"/>
          <office:change-info>
            <dc:creator> </dc:creator>
            <dc:date>2017-04-19T11:28:30.813252089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4" table:row="25" table:table="4"/>
          <office:change-info>
            <dc:creator> </dc:creator>
            <dc:date>2017-04-19T11:28:33.972419898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25" table:table="4"/>
          <office:change-info>
            <dc:creator> </dc:creator>
            <dc:date>2017-04-19T11:28:37.94899513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26" table:table="4"/>
          <office:change-info>
            <dc:creator> </dc:creator>
            <dc:date>2017-04-19T11:28:55.246869666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1" table:row="26" table:table="4"/>
          <office:change-info>
            <dc:creator> </dc:creator>
            <dc:date>2017-04-19T11:29:10.893952262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2" table:row="25" table:table="4"/>
          <office:change-info>
            <dc:creator> </dc:creator>
            <dc:date>2017-04-19T11:29:28.325728898</dc:date>
          </office:change-info>
          <table:previous table:id="ct9">
            <table:change-track-table-cell office:value-type="string">
              <text:p>A functional overview diagram of how the river control system works shall be provided.</text:p>
            </table:change-track-table-cell>
          </table:previous>
        </table:cell-content-change>
        <table:cell-content-change table:id="ct16" table:acceptance-state="accepted">
          <table:cell-address table:column="2" table:row="26" table:table="4"/>
          <office:change-info>
            <dc:creator> </dc:creator>
            <dc:date>2017-04-19T11:30:24.59756229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3" table:row="26" table:table="4"/>
          <office:change-info>
            <dc:creator> </dc:creator>
            <dc:date>2017-04-19T11:30:31.239172790</dc:date>
          </office:change-info>
          <table:previous>
            <table:change-track-table-cell/>
          </table:previous>
        </table:cell-content-change>
        <table:cell-content-change table:id="ct18" table:acceptance-state="accepted">
          <table:cell-address table:column="4" table:row="26" table:table="4"/>
          <office:change-info>
            <dc:creator> </dc:creator>
            <dc:date>2017-04-19T11:30:38.732231255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5" table:row="26" table:table="4"/>
          <office:change-info>
            <dc:creator> </dc:creator>
            <dc:date>2017-04-19T11:30:44.283563267</dc:date>
          </office:change-info>
          <table:previous>
            <table:change-track-table-cell/>
          </table:previous>
        </table:cell-content-change>
        <table:insertion table:id="ct20" table:acceptance-state="accepted" table:type="row" table:position="18" table:table="4">
          <office:change-info>
            <dc:creator> </dc:creator>
            <dc:date>2017-04-19T11:31:44.167862562</dc:date>
          </office:change-info>
          <table:dependencies>
            <table:dependency table:id="ct119"/>
            <table:dependency table:id="ct103"/>
            <table:dependency table:id="ct42"/>
            <table:dependency table:id="ct26"/>
            <table:dependency table:id="ct25"/>
            <table:dependency table:id="ct24"/>
            <table:dependency table:id="ct23"/>
            <table:dependency table:id="ct22"/>
            <table:dependency table:id="ct21"/>
          </table:dependencies>
        </table:insertion>
        <table:cell-content-change table:id="ct21" table:acceptance-state="accepted">
          <table:cell-address table:column="0" table:row="18" table:table="4"/>
          <office:change-info>
            <dc:creator> </dc:creator>
            <dc:date>2017-04-19T11:32:03.46480419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1" table:row="18" table:table="4"/>
          <office:change-info>
            <dc:creator> </dc:creator>
            <dc:date>2017-04-19T11:32:12.145341284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2" table:row="18" table:table="4"/>
          <office:change-info>
            <dc:creator> </dc:creator>
            <dc:date>2017-04-19T11:32:55.368111014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3" table:row="18" table:table="4"/>
          <office:change-info>
            <dc:creator> </dc:creator>
            <dc:date>2017-04-19T11:32:57.553896889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4" table:row="18" table:table="4"/>
          <office:change-info>
            <dc:creator> </dc:creator>
            <dc:date>2017-04-19T11:33:00.867724197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5" table:row="18" table:table="4"/>
          <office:change-info>
            <dc:creator> </dc:creator>
            <dc:date>2017-04-19T11:33:05.236517648</dc:date>
          </office:change-info>
          <table:previous>
            <table:change-track-table-cell/>
          </table:previous>
        </table:cell-content-change>
        <table:insertion table:id="ct27" table:acceptance-state="accepted" table:type="row" table:position="19" table:table="4">
          <office:change-info>
            <dc:creator> </dc:creator>
            <dc:date>2017-04-19T11:33:15.801941335</dc:date>
          </office:change-info>
          <table:dependencies>
            <table:dependency table:id="ct120"/>
            <table:dependency table:id="ct104"/>
            <table:dependency table:id="ct73"/>
            <table:dependency table:id="ct33"/>
            <table:dependency table:id="ct32"/>
            <table:dependency table:id="ct31"/>
            <table:dependency table:id="ct30"/>
            <table:dependency table:id="ct29"/>
            <table:dependency table:id="ct28"/>
          </table:dependencies>
        </table:insertion>
        <table:cell-content-change table:id="ct28" table:acceptance-state="accepted">
          <table:cell-address table:column="0" table:row="19" table:table="4"/>
          <office:change-info>
            <dc:creator> </dc:creator>
            <dc:date>2017-04-19T11:33:19.60095172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1" table:row="19" table:table="4"/>
          <office:change-info>
            <dc:creator> </dc:creator>
            <dc:date>2017-04-19T11:33:23.996004167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2" table:row="19" table:table="4"/>
          <office:change-info>
            <dc:creator> </dc:creator>
            <dc:date>2017-04-19T11:34:11.747136247</dc:date>
          </office:change-info>
          <table:previous>
            <table:change-track-table-cell/>
          </table:previous>
        </table:cell-content-change>
        <table:cell-content-change table:id="ct31" table:acceptance-state="accepted">
          <table:cell-address table:column="3" table:row="19" table:table="4"/>
          <office:change-info>
            <dc:creator> </dc:creator>
            <dc:date>2017-04-19T11:34:14.306358998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4" table:row="19" table:table="4"/>
          <office:change-info>
            <dc:creator> </dc:creator>
            <dc:date>2017-04-19T11:34:19.085368399</dc:date>
          </office:change-info>
          <table:previous>
            <table:change-track-table-cell/>
          </table:previous>
        </table:cell-content-change>
        <table:cell-content-change table:id="ct33" table:acceptance-state="accepted">
          <table:cell-address table:column="5" table:row="19" table:table="4"/>
          <office:change-info>
            <dc:creator> </dc:creator>
            <dc:date>2017-04-19T11:34:22.682273067</dc:date>
          </office:change-info>
          <table:previous>
            <table:change-track-table-cell/>
          </table:previous>
        </table:cell-content-change>
        <table:insertion table:id="ct34" table:acceptance-state="accepted" table:type="row" table:position="20" table:table="4">
          <office:change-info>
            <dc:creator> </dc:creator>
            <dc:date>2017-04-19T11:34:27.850824157</dc:date>
          </office:change-info>
          <table:dependencies>
            <table:dependency table:id="ct121"/>
            <table:dependency table:id="ct105"/>
            <table:dependency table:id="ct50"/>
            <table:dependency table:id="ct43"/>
            <table:dependency table:id="ct41"/>
            <table:dependency table:id="ct40"/>
            <table:dependency table:id="ct39"/>
            <table:dependency table:id="ct38"/>
            <table:dependency table:id="ct37"/>
            <table:dependency table:id="ct36"/>
            <table:dependency table:id="ct35"/>
          </table:dependencies>
        </table:insertion>
        <table:cell-content-change table:id="ct35" table:acceptance-state="accepted">
          <table:cell-address table:column="0" table:row="20" table:table="4"/>
          <office:change-info>
            <dc:creator> </dc:creator>
            <dc:date>2017-04-19T11:34:31.506518109</dc:date>
          </office:change-info>
          <table:previous>
            <table:change-track-table-cell/>
          </table:previous>
        </table:cell-content-change>
        <table:cell-content-change table:id="ct36" table:acceptance-state="accepted">
          <table:cell-address table:column="1" table:row="20" table:table="4"/>
          <office:change-info>
            <dc:creator> </dc:creator>
            <dc:date>2017-04-19T11:34:37.460461697</dc:date>
          </office:change-info>
          <table:previous>
            <table:change-track-table-cell/>
          </table:previous>
        </table:cell-content-change>
        <table:cell-content-change table:id="ct37" table:acceptance-state="accepted">
          <table:cell-address table:column="2" table:row="20" table:table="4"/>
          <office:change-info>
            <dc:creator> </dc:creator>
            <dc:date>2017-04-19T11:35:12.010938781</dc:date>
          </office:change-info>
          <table:previous>
            <table:change-track-table-cell/>
          </table:previous>
        </table:cell-content-change>
        <table:cell-content-change table:id="ct38" table:acceptance-state="accepted">
          <table:cell-address table:column="2" table:row="20" table:table="4"/>
          <office:change-info>
            <dc:creator> </dc:creator>
            <dc:date>2017-04-19T11:35:22.851531363</dc:date>
          </office:change-info>
          <table:previous table:id="ct37">
            <table:change-track-table-cell office:value-type="string">
              <text:p>The GUI shall offer full manual override features in an easily accessible place for the event of a software failure.</text:p>
            </table:change-track-table-cell>
          </table:previous>
        </table:cell-content-change>
        <table:cell-content-change table:id="ct39" table:acceptance-state="accepted">
          <table:cell-address table:column="3" table:row="20" table:table="4"/>
          <office:change-info>
            <dc:creator> </dc:creator>
            <dc:date>2017-04-19T11:35:27.975986404</dc:date>
          </office:change-info>
          <table:previous>
            <table:change-track-table-cell/>
          </table:previous>
        </table:cell-content-change>
        <table:cell-content-change table:id="ct40" table:acceptance-state="accepted">
          <table:cell-address table:column="4" table:row="20" table:table="4"/>
          <office:change-info>
            <dc:creator> </dc:creator>
            <dc:date>2017-04-19T11:35:32.897174145</dc:date>
          </office:change-info>
          <table:previous>
            <table:change-track-table-cell/>
          </table:previous>
        </table:cell-content-change>
        <table:cell-content-change table:id="ct41" table:acceptance-state="accepted">
          <table:cell-address table:column="5" table:row="20" table:table="4"/>
          <office:change-info>
            <dc:creator> </dc:creator>
            <dc:date>2017-04-19T11:35:38.120976338</dc:date>
          </office:change-info>
          <table:previous>
            <table:change-track-table-cell/>
          </table:previous>
        </table:cell-content-change>
        <table:cell-content-change table:id="ct42" table:acceptance-state="accepted">
          <table:cell-address table:column="4" table:row="18" table:table="4"/>
          <office:change-info>
            <dc:creator> </dc:creator>
            <dc:date>2017-04-19T11:35:45.194655663</dc:date>
          </office:change-info>
          <table:previous table:id="ct25">
            <table:change-track-table-cell office:value-type="string">
              <text:p>Desirable</text:p>
            </table:change-track-table-cell>
          </table:previous>
        </table:cell-content-change>
        <table:cell-content-change table:id="ct43" table:acceptance-state="accepted">
          <table:cell-address table:column="2" table:row="20" table:table="4"/>
          <office:change-info>
            <dc:creator> </dc:creator>
            <dc:date>2017-04-19T11:36:20.614994834</dc:date>
          </office:change-info>
          <table:previous table:id="ct38">
            <table:change-track-table-cell office:value-type="string">
              <text:p>The GUI shall offer full manual override features for use in the event of a software failure.</text:p>
            </table:change-track-table-cell>
          </table:previous>
        </table:cell-content-change>
        <table:cell-content-change table:id="ct44" table:acceptance-state="accepted">
          <table:cell-address table:column="2" table:row="15" table:table="4"/>
          <office:change-info>
            <dc:creator> </dc:creator>
            <dc:date>2017-04-19T11:36:36.908656642</dc:date>
          </office:change-info>
          <table:previous>
            <table:change-track-table-cell office:value-type="string">
              <text:p>The system shall allow for manual override of the controlling functions.</text:p>
            </table:change-track-table-cell>
          </table:previous>
        </table:cell-content-change>
        <table:cell-content-change table:id="ct45" table:acceptance-state="accepted">
          <table:cell-address table:column="2" table:row="8" table:table="4"/>
          <office:change-info>
            <dc:creator> </dc:creator>
            <dc:date>2017-04-19T11:36:54.864824352</dc:date>
          </office:change-info>
          <table:previous>
            <table:change-track-table-cell office:value-type="string">
              <text:p><text:span text:style-name="T9">The system shall provide a <text:s/></text:span><text:span text:style-name="T10">fully automated control for all aspects of the river system.</text:span></text:p>
            </table:change-track-table-cell>
          </table:previous>
        </table:cell-content-change>
        <table:insertion table:id="ct46" table:acceptance-state="accepted" table:type="row" table:position="21" table:table="4">
          <office:change-info>
            <dc:creator> </dc:creator>
            <dc:date>2017-04-19T11:37:40.608379513</dc:date>
          </office:change-info>
          <table:dependencies>
            <table:dependency table:id="ct122"/>
            <table:dependency table:id="ct106"/>
            <table:dependency table:id="ct53"/>
            <table:dependency table:id="ct52"/>
            <table:dependency table:id="ct51"/>
            <table:dependency table:id="ct49"/>
            <table:dependency table:id="ct48"/>
            <table:dependency table:id="ct47"/>
          </table:dependencies>
        </table:insertion>
        <table:cell-content-change table:id="ct47" table:acceptance-state="accepted">
          <table:cell-address table:column="0" table:row="21" table:table="4"/>
          <office:change-info>
            <dc:creator> </dc:creator>
            <dc:date>2017-04-19T11:37:44.114538274</dc:date>
          </office:change-info>
          <table:previous>
            <table:change-track-table-cell/>
          </table:previous>
        </table:cell-content-change>
        <table:cell-content-change table:id="ct48" table:acceptance-state="accepted">
          <table:cell-address table:column="1" table:row="21" table:table="4"/>
          <office:change-info>
            <dc:creator> </dc:creator>
            <dc:date>2017-04-19T11:37:49.814923316</dc:date>
          </office:change-info>
          <table:previous>
            <table:change-track-table-cell/>
          </table:previous>
        </table:cell-content-change>
        <table:cell-content-change table:id="ct49" table:acceptance-state="accepted">
          <table:cell-address table:column="2" table:row="21" table:table="4"/>
          <office:change-info>
            <dc:creator> </dc:creator>
            <dc:date>2017-04-19T11:38:37.615676368</dc:date>
          </office:change-info>
          <table:previous>
            <table:change-track-table-cell/>
          </table:previous>
        </table:cell-content-change>
        <table:cell-content-change table:id="ct50" table:acceptance-state="accepted">
          <table:cell-address table:column="3" table:row="20" table:table="4"/>
          <office:change-info>
            <dc:creator> </dc:creator>
            <dc:date>2017-04-19T11:38:44.814418570</dc:date>
          </office:change-info>
          <table:previous table:id="ct39">
            <table:change-track-table-cell office:value-type="float" office:value="1"/>
          </table:previous>
        </table:cell-content-change>
        <table:cell-content-change table:id="ct51" table:acceptance-state="accepted">
          <table:cell-address table:column="3" table:row="21" table:table="4"/>
          <office:change-info>
            <dc:creator> </dc:creator>
            <dc:date>2017-04-19T11:38:46.423247036</dc:date>
          </office:change-info>
          <table:previous>
            <table:change-track-table-cell/>
          </table:previous>
        </table:cell-content-change>
        <table:cell-content-change table:id="ct52" table:acceptance-state="accepted">
          <table:cell-address table:column="4" table:row="21" table:table="4"/>
          <office:change-info>
            <dc:creator> </dc:creator>
            <dc:date>2017-04-19T11:38:51.487001560</dc:date>
          </office:change-info>
          <table:previous>
            <table:change-track-table-cell/>
          </table:previous>
        </table:cell-content-change>
        <table:cell-content-change table:id="ct53" table:acceptance-state="accepted">
          <table:cell-address table:column="5" table:row="21" table:table="4"/>
          <office:change-info>
            <dc:creator> </dc:creator>
            <dc:date>2017-04-19T11:38:54.900853437</dc:date>
          </office:change-info>
          <table:previous>
            <table:change-track-table-cell/>
          </table:previous>
        </table:cell-content-change>
        <table:cell-content-change table:id="ct54" table:acceptance-state="accepted">
          <table:cell-address table:column="0" table:row="8" table:table="5"/>
          <office:change-info>
            <dc:creator> </dc:creator>
            <dc:date>2017-04-19T11:40:00.441524439</dc:date>
          </office:change-info>
          <table:previous>
            <table:change-track-table-cell/>
          </table:previous>
        </table:cell-content-change>
        <table:cell-content-change table:id="ct55" table:acceptance-state="accepted">
          <table:cell-address table:column="1" table:row="8" table:table="5"/>
          <office:change-info>
            <dc:creator> </dc:creator>
            <dc:date>2017-04-19T11:40:23.521136622</dc:date>
          </office:change-info>
          <table:previous>
            <table:change-track-table-cell/>
          </table:previous>
        </table:cell-content-change>
        <table:cell-content-change table:id="ct56" table:acceptance-state="accepted">
          <table:cell-address table:column="2" table:row="8" table:table="5"/>
          <office:change-info>
            <dc:creator> </dc:creator>
            <dc:date>2017-04-19T11:41:09.762797043</dc:date>
          </office:change-info>
          <table:previous>
            <table:change-track-table-cell/>
          </table:previous>
        </table:cell-content-change>
        <table:cell-content-change table:id="ct57" table:acceptance-state="accepted">
          <table:cell-address table:column="3" table:row="8" table:table="5"/>
          <office:change-info>
            <dc:creator> </dc:creator>
            <dc:date>2017-04-19T11:41:23.855405262</dc:date>
          </office:change-info>
          <table:previous>
            <table:change-track-table-cell/>
          </table:previous>
        </table:cell-content-change>
        <table:cell-content-change table:id="ct58" table:acceptance-state="accepted">
          <table:cell-address table:column="4" table:row="8" table:table="5"/>
          <office:change-info>
            <dc:creator> </dc:creator>
            <dc:date>2017-04-19T11:41:43.038882611</dc:date>
          </office:change-info>
          <table:previous>
            <table:change-track-table-cell/>
          </table:previous>
        </table:cell-content-change>
        <table:cell-content-change table:id="ct59" table:acceptance-state="accepted">
          <table:cell-address table:column="5" table:row="8" table:table="5"/>
          <office:change-info>
            <dc:creator> </dc:creator>
            <dc:date>2017-04-19T11:41:54.659116693</dc:date>
          </office:change-info>
          <table:previous>
            <table:change-track-table-cell/>
          </table:previous>
        </table:cell-content-change>
        <table:cell-content-change table:id="ct60" table:acceptance-state="accepted">
          <table:cell-address table:column="0" table:row="9" table:table="5"/>
          <office:change-info>
            <dc:creator> </dc:creator>
            <dc:date>2017-04-19T11:42:24.385323527</dc:date>
          </office:change-info>
          <table:previous>
            <table:change-track-table-cell/>
          </table:previous>
        </table:cell-content-change>
        <table:cell-content-change table:id="ct61" table:acceptance-state="accepted">
          <table:cell-address table:column="1" table:row="9" table:table="5"/>
          <office:change-info>
            <dc:creator> </dc:creator>
            <dc:date>2017-04-19T11:42:33.429397526</dc:date>
          </office:change-info>
          <table:previous>
            <table:change-track-table-cell/>
          </table:previous>
        </table:cell-content-change>
        <table:cell-content-change table:id="ct62" table:acceptance-state="accepted">
          <table:cell-address table:column="2" table:row="9" table:table="5"/>
          <office:change-info>
            <dc:creator> </dc:creator>
            <dc:date>2017-04-19T11:44:08.250804867</dc:date>
          </office:change-info>
          <table:previous>
            <table:change-track-table-cell/>
          </table:previous>
        </table:cell-content-change>
        <table:cell-content-change table:id="ct63" table:acceptance-state="accepted">
          <table:cell-address table:column="3" table:row="9" table:table="5"/>
          <office:change-info>
            <dc:creator> </dc:creator>
            <dc:date>2017-04-19T11:44:18.288479035</dc:date>
          </office:change-info>
          <table:previous>
            <table:change-track-table-cell/>
          </table:previous>
        </table:cell-content-change>
        <table:cell-content-change table:id="ct64" table:acceptance-state="accepted">
          <table:cell-address table:column="4" table:row="9" table:table="5"/>
          <office:change-info>
            <dc:creator> </dc:creator>
            <dc:date>2017-04-19T11:44:38.249738870</dc:date>
          </office:change-info>
          <table:previous>
            <table:change-track-table-cell/>
          </table:previous>
        </table:cell-content-change>
        <table:cell-content-change table:id="ct65" table:acceptance-state="accepted">
          <table:cell-address table:column="5" table:row="9" table:table="5"/>
          <office:change-info>
            <dc:creator> </dc:creator>
            <dc:date>2017-04-19T11:44:47.277327356</dc:date>
          </office:change-info>
          <table:previous>
            <table:change-track-table-cell/>
          </table:previous>
        </table:cell-content-change>
        <table:cell-content-change table:id="ct66" table:acceptance-state="accepted">
          <table:cell-address table:column="0" table:row="10" table:table="5"/>
          <office:change-info>
            <dc:creator> </dc:creator>
            <dc:date>2017-04-19T11:45:20.241379959</dc:date>
          </office:change-info>
          <table:previous>
            <table:change-track-table-cell/>
          </table:previous>
        </table:cell-content-change>
        <table:cell-content-change table:id="ct67" table:acceptance-state="accepted">
          <table:cell-address table:column="1" table:row="10" table:table="5"/>
          <office:change-info>
            <dc:creator> </dc:creator>
            <dc:date>2017-04-19T11:45:40.838075291</dc:date>
          </office:change-info>
          <table:previous>
            <table:change-track-table-cell/>
          </table:previous>
        </table:cell-content-change>
        <table:cell-content-change table:id="ct68" table:acceptance-state="accepted">
          <table:cell-address table:column="2" table:row="10" table:table="5"/>
          <office:change-info>
            <dc:creator> </dc:creator>
            <dc:date>2017-04-19T11:46:28.449633066</dc:date>
          </office:change-info>
          <table:previous>
            <table:change-track-table-cell/>
          </table:previous>
        </table:cell-content-change>
        <table:cell-content-change table:id="ct69" table:acceptance-state="accepted">
          <table:cell-address table:column="3" table:row="10" table:table="5"/>
          <office:change-info>
            <dc:creator> </dc:creator>
            <dc:date>2017-04-19T11:46:37.358926168</dc:date>
          </office:change-info>
          <table:previous>
            <table:change-track-table-cell/>
          </table:previous>
        </table:cell-content-change>
        <table:cell-content-change table:id="ct70" table:acceptance-state="accepted">
          <table:cell-address table:column="4" table:row="10" table:table="5"/>
          <office:change-info>
            <dc:creator> </dc:creator>
            <dc:date>2017-04-19T11:46:46.677891359</dc:date>
          </office:change-info>
          <table:previous>
            <table:change-track-table-cell/>
          </table:previous>
        </table:cell-content-change>
        <table:cell-content-change table:id="ct71" table:acceptance-state="accepted">
          <table:cell-address table:column="5" table:row="10" table:table="5"/>
          <office:change-info>
            <dc:creator> </dc:creator>
            <dc:date>2017-04-19T11:46:55.971962234</dc:date>
          </office:change-info>
          <table:previous>
            <table:change-track-table-cell/>
          </table:previous>
        </table:cell-content-change>
        <table:cell-content-change table:id="ct72" table:acceptance-state="accepted">
          <table:cell-address table:column="0" table:row="3" table:table="0"/>
          <office:change-info>
            <dc:creator> </dc:creator>
            <dc:date>2017-04-19T11:47:25.417633466</dc:date>
          </office:change-info>
          <table:previous>
            <table:change-track-table-cell office:value-type="string">
              <text:p>Version 0.2, 13<text:span text:style-name="T2">th</text:span> April 2017</text:p>
            </table:change-track-table-cell>
          </table:previous>
        </table:cell-content-change>
        <table:cell-content-change table:id="ct73" table:acceptance-state="accepted">
          <table:cell-address table:column="2" table:row="19" table:table="4"/>
          <office:change-info>
            <dc:creator> </dc:creator>
            <dc:date>2017-04-19T12:30:49.975263922</dc:date>
          </office:change-info>
          <table:previous table:id="ct30">
            <table:change-track-table-cell office:value-type="string">
              <text:p>The GUI shall have all of its features presented in one tabbed window for easy of use.</text:p>
            </table:change-track-table-cell>
          </table:previous>
        </table:cell-content-change>
        <table:cell-content-change table:id="ct74" table:acceptance-state="accepted">
          <table:cell-address table:column="2" table:row="10" table:table="5"/>
          <office:change-info>
            <dc:creator> </dc:creator>
            <dc:date>2017-04-19T12:31:34.106235903</dc:date>
          </office:change-info>
          <table:previous table:id="ct68">
            <table:change-track-table-cell office:value-type="string">
              <text:p>The automated control system MUST have an emergency shut-off feature.</text:p>
            </table:change-track-table-cell>
          </table:previous>
        </table:cell-content-change>
        <table:insertion table:id="ct75" table:acceptance-state="accepted" table:type="row" table:position="7" table:table="6">
          <office:change-info>
            <dc:creator> </dc:creator>
            <dc:date>2017-04-19T12:31:52.381404958</dc:date>
          </office:change-info>
          <table:dependencies>
            <table:dependency table:id="ct113"/>
            <table:dependency table:id="ct11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</table:dependencies>
        </table:insertion>
        <table:cell-content-change table:id="ct76" table:acceptance-state="accepted">
          <table:cell-address table:column="0" table:row="7" table:table="6"/>
          <office:change-info>
            <dc:creator> </dc:creator>
            <dc:date>2017-04-19T12:31:59.01682095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1" table:row="7" table:table="6"/>
          <office:change-info>
            <dc:creator> </dc:creator>
            <dc:date>2017-04-19T12:32:03.16192866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2" table:row="7" table:table="6"/>
          <office:change-info>
            <dc:creator> </dc:creator>
            <dc:date>2017-04-19T12:32:27.257181964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3" table:row="7" table:table="6"/>
          <office:change-info>
            <dc:creator> </dc:creator>
            <dc:date>2017-04-19T12:32:28.787435315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4" table:row="7" table:table="6"/>
          <office:change-info>
            <dc:creator> </dc:creator>
            <dc:date>2017-04-19T12:32:32.783469781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5" table:row="7" table:table="6"/>
          <office:change-info>
            <dc:creator> </dc:creator>
            <dc:date>2017-04-19T12:32:35.838375264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0" table:row="3" table:table="0"/>
          <office:change-info>
            <dc:creator>Terry Coles</dc:creator>
            <dc:date>2017-04-19T14:58:34.125114381</dc:date>
          </office:change-info>
          <table:previous table:id="ct72">
            <table:change-track-table-cell office:value-type="string">
              <text:p>Version 0.3, 19<text:span text:style-name="T2">th</text:span> April 2017</text:p>
            </table:change-track-table-cell>
          </table:previous>
        </table:cell-content-change>
        <table:cell-content-change table:id="ct83" table:acceptance-state="accepted">
          <table:cell-address table:column="0" table:row="7" table:table="1"/>
          <office:change-info>
            <dc:creator>Terry Coles</dc:creator>
            <dc:date>2017-04-19T15:12:34.118803244</dc:date>
          </office:change-info>
          <table:previous>
            <table:change-track-table-cell office:value-type="float" office:value="1.2"/>
          </table:previous>
        </table:cell-content-change>
        <table:cell-content-change table:id="ct84" table:acceptance-state="accepted">
          <table:cell-address table:column="0" table:row="8" table:table="1"/>
          <office:change-info>
            <dc:creator>Terry Coles</dc:creator>
            <dc:date>2017-04-19T15:12:34.118816247</dc:date>
          </office:change-info>
          <table:previous>
            <table:change-track-table-cell office:value-type="float" office:value="1.3"/>
          </table:previous>
        </table:cell-content-change>
        <table:cell-content-change table:id="ct85" table:acceptance-state="accepted">
          <table:cell-address table:column="0" table:row="9" table:table="1"/>
          <office:change-info>
            <dc:creator>Terry Coles</dc:creator>
            <dc:date>2017-04-19T15:12:34.118821560</dc:date>
          </office:change-info>
          <table:previous>
            <table:change-track-table-cell office:value-type="float" office:value="1.3"/>
          </table:previous>
        </table:cell-content-change>
        <table:cell-content-change table:id="ct86" table:acceptance-state="accepted">
          <table:cell-address table:column="0" table:row="11" table:table="1"/>
          <office:change-info>
            <dc:creator>Terry Coles</dc:creator>
            <dc:date>2017-04-19T15:12:36.558080564</dc:date>
          </office:change-info>
          <table:previous>
            <table:change-track-table-cell office:value-type="float" office:value="1.1"/>
          </table:previous>
        </table:cell-content-change>
        <table:cell-content-change table:id="ct87" table:acceptance-state="accepted">
          <table:cell-address table:column="0" table:row="7" table:table="2"/>
          <office:change-info>
            <dc:creator>Terry Coles</dc:creator>
            <dc:date>2017-04-19T15:14:48.656992278</dc:date>
          </office:change-info>
          <table:previous>
            <table:change-track-table-cell office:value-type="float" office:value="2.1"/>
          </table:previous>
        </table:cell-content-change>
        <table:cell-content-change table:id="ct88" table:acceptance-state="accepted">
          <table:cell-address table:column="0" table:row="8" table:table="2"/>
          <office:change-info>
            <dc:creator>Terry Coles</dc:creator>
            <dc:date>2017-04-19T15:14:48.657004595</dc:date>
          </office:change-info>
          <table:previous>
            <table:change-track-table-cell office:value-type="float" office:value="2.2"/>
          </table:previous>
        </table:cell-content-change>
        <table:cell-content-change table:id="ct89" table:acceptance-state="accepted">
          <table:cell-address table:column="0" table:row="9" table:table="2"/>
          <office:change-info>
            <dc:creator>Terry Coles</dc:creator>
            <dc:date>2017-04-19T15:14:48.657009855</dc:date>
          </office:change-info>
          <table:previous>
            <table:change-track-table-cell office:value-type="float" office:value="2.3"/>
          </table:previous>
        </table:cell-content-change>
        <table:cell-content-change table:id="ct90" table:acceptance-state="accepted">
          <table:cell-address table:column="0" table:row="11" table:table="2"/>
          <office:change-info>
            <dc:creator>Terry Coles</dc:creator>
            <dc:date>2017-04-19T15:14:51.337444853</dc:date>
          </office:change-info>
          <table:previous>
            <table:change-track-table-cell office:value-type="float" office:value="2.2"/>
          </table:previous>
        </table:cell-content-change>
        <table:cell-content-change table:id="ct91" table:acceptance-state="accepted">
          <table:cell-address table:column="0" table:row="12" table:table="2"/>
          <office:change-info>
            <dc:creator>Terry Coles</dc:creator>
            <dc:date>2017-04-19T15:14:51.337460408</dc:date>
          </office:change-info>
          <table:previous>
            <table:change-track-table-cell office:value-type="float" office:value="2.2"/>
          </table:previous>
        </table:cell-content-change>
        <table:cell-content-change table:id="ct92" table:acceptance-state="accepted">
          <table:cell-address table:column="0" table:row="7" table:table="3"/>
          <office:change-info>
            <dc:creator>Terry Coles</dc:creator>
            <dc:date>2017-04-19T15:14:57.393408930</dc:date>
          </office:change-info>
          <table:previous>
            <table:change-track-table-cell office:value-type="float" office:value="3.2"/>
          </table:previous>
        </table:cell-content-change>
        <table:cell-content-change table:id="ct93" table:acceptance-state="accepted">
          <table:cell-address table:column="0" table:row="8" table:table="3"/>
          <office:change-info>
            <dc:creator>Terry Coles</dc:creator>
            <dc:date>2017-04-19T15:14:57.393421136</dc:date>
          </office:change-info>
          <table:previous>
            <table:change-track-table-cell office:value-type="float" office:value="3.1"/>
          </table:previous>
        </table:cell-content-change>
        <table:cell-content-change table:id="ct94" table:acceptance-state="accepted">
          <table:cell-address table:column="0" table:row="9" table:table="3"/>
          <office:change-info>
            <dc:creator>Terry Coles</dc:creator>
            <dc:date>2017-04-19T15:14:57.393426299</dc:date>
          </office:change-info>
          <table:previous>
            <table:change-track-table-cell office:value-type="float" office:value="3.3"/>
          </table:previous>
        </table:cell-content-change>
        <table:cell-content-change table:id="ct95" table:acceptance-state="accepted">
          <table:cell-address table:column="0" table:row="10" table:table="3"/>
          <office:change-info>
            <dc:creator>Terry Coles</dc:creator>
            <dc:date>2017-04-19T15:14:57.393431269</dc:date>
          </office:change-info>
          <table:previous>
            <table:change-track-table-cell office:value-type="float" office:value="3.3"/>
          </table:previous>
        </table:cell-content-change>
        <table:cell-content-change table:id="ct96" table:acceptance-state="accepted">
          <table:cell-address table:column="0" table:row="11" table:table="3"/>
          <office:change-info>
            <dc:creator>Terry Coles</dc:creator>
            <dc:date>2017-04-19T15:14:57.393436752</dc:date>
          </office:change-info>
          <table:previous>
            <table:change-track-table-cell office:value-type="float" office:value="3.3"/>
          </table:previous>
        </table:cell-content-change>
        <table:cell-content-change table:id="ct97" table:acceptance-state="accepted">
          <table:cell-address table:column="0" table:row="6" table:table="4"/>
          <office:change-info>
            <dc:creator>Terry Coles</dc:creator>
            <dc:date>2017-04-19T15:15:10.963069193</dc:date>
          </office:change-info>
          <table:previous>
            <table:change-track-table-cell office:value-type="float" office:value="4.1"/>
          </table:previous>
        </table:cell-content-change>
        <table:cell-content-change table:id="ct98" table:acceptance-state="accepted">
          <table:cell-address table:column="0" table:row="7" table:table="4"/>
          <office:change-info>
            <dc:creator>Terry Coles</dc:creator>
            <dc:date>2017-04-19T15:15:10.963080239</dc:date>
          </office:change-info>
          <table:previous>
            <table:change-track-table-cell office:value-type="float" office:value="4.2"/>
          </table:previous>
        </table:cell-content-change>
        <table:cell-content-change table:id="ct99" table:acceptance-state="accepted">
          <table:cell-address table:column="0" table:row="8" table:table="4"/>
          <office:change-info>
            <dc:creator>Terry Coles</dc:creator>
            <dc:date>2017-04-19T15:15:10.963085392</dc:date>
          </office:change-info>
          <table:previous>
            <table:change-track-table-cell office:value-type="float" office:value="4.3"/>
          </table:previous>
        </table:cell-content-change>
        <table:cell-content-change table:id="ct100" table:acceptance-state="accepted">
          <table:cell-address table:column="0" table:row="9" table:table="4"/>
          <office:change-info>
            <dc:creator>Terry Coles</dc:creator>
            <dc:date>2017-04-19T15:15:10.963090160</dc:date>
          </office:change-info>
          <table:previous>
            <table:change-track-table-cell office:value-type="float" office:value="4.3"/>
          </table:previous>
        </table:cell-content-change>
        <table:cell-content-change table:id="ct101" table:acceptance-state="accepted">
          <table:cell-address table:column="0" table:row="15" table:table="4"/>
          <office:change-info>
            <dc:creator>Terry Coles</dc:creator>
            <dc:date>2017-04-19T15:15:10.963094641</dc:date>
          </office:change-info>
          <table:previous>
            <table:change-track-table-cell office:value-type="float" office:value="4.3"/>
          </table:previous>
        </table:cell-content-change>
        <table:cell-content-change table:id="ct102" table:acceptance-state="accepted">
          <table:cell-address table:column="0" table:row="17" table:table="4"/>
          <office:change-info>
            <dc:creator>Terry Coles</dc:creator>
            <dc:date>2017-04-19T15:15:10.963099437</dc:date>
          </office:change-info>
          <table:previous>
            <table:change-track-table-cell office:value-type="float" office:value="4.3"/>
          </table:previous>
        </table:cell-content-change>
        <table:cell-content-change table:id="ct103" table:acceptance-state="accepted">
          <table:cell-address table:column="0" table:row="18" table:table="4"/>
          <office:change-info>
            <dc:creator>Terry Coles</dc:creator>
            <dc:date>2017-04-19T15:15:10.963103884</dc:date>
          </office:change-info>
          <table:previous table:id="ct21">
            <table:change-track-table-cell office:value-type="float" office:value="4.3"/>
          </table:previous>
        </table:cell-content-change>
        <table:cell-content-change table:id="ct104" table:acceptance-state="accepted">
          <table:cell-address table:column="0" table:row="19" table:table="4"/>
          <office:change-info>
            <dc:creator>Terry Coles</dc:creator>
            <dc:date>2017-04-19T15:15:10.963114496</dc:date>
          </office:change-info>
          <table:previous table:id="ct28">
            <table:change-track-table-cell office:value-type="float" office:value="4.3"/>
          </table:previous>
        </table:cell-content-change>
        <table:cell-content-change table:id="ct105" table:acceptance-state="accepted">
          <table:cell-address table:column="0" table:row="20" table:table="4"/>
          <office:change-info>
            <dc:creator>Terry Coles</dc:creator>
            <dc:date>2017-04-19T15:15:10.963119279</dc:date>
          </office:change-info>
          <table:previous table:id="ct35">
            <table:change-track-table-cell office:value-type="float" office:value="4.3"/>
          </table:previous>
        </table:cell-content-change>
        <table:cell-content-change table:id="ct106" table:acceptance-state="accepted">
          <table:cell-address table:column="0" table:row="21" table:table="4"/>
          <office:change-info>
            <dc:creator>Terry Coles</dc:creator>
            <dc:date>2017-04-19T15:15:10.963123590</dc:date>
          </office:change-info>
          <table:previous table:id="ct47">
            <table:change-track-table-cell office:value-type="float" office:value="4.3"/>
          </table:previous>
        </table:cell-content-change>
        <table:cell-content-change table:id="ct107" table:acceptance-state="accepted">
          <table:cell-address table:column="0" table:row="25" table:table="4"/>
          <office:change-info>
            <dc:creator>Terry Coles</dc:creator>
            <dc:date>2017-04-19T15:15:14.385993664</dc:date>
          </office:change-info>
          <table:previous table:id="ct7">
            <table:change-track-table-cell office:value-type="float" office:value="4.4"/>
          </table:previous>
        </table:cell-content-change>
        <table:cell-content-change table:id="ct108" table:acceptance-state="accepted">
          <table:cell-address table:column="0" table:row="26" table:table="4"/>
          <office:change-info>
            <dc:creator>Terry Coles</dc:creator>
            <dc:date>2017-04-19T15:15:14.386018734</dc:date>
          </office:change-info>
          <table:previous table:id="ct13">
            <table:change-track-table-cell office:value-type="float" office:value="4.4"/>
          </table:previous>
        </table:cell-content-change>
        <table:cell-content-change table:id="ct109" table:acceptance-state="accepted">
          <table:cell-address table:column="0" table:row="8" table:table="5"/>
          <office:change-info>
            <dc:creator>Terry Coles</dc:creator>
            <dc:date>2017-04-19T15:19:22.714804227</dc:date>
          </office:change-info>
          <table:previous table:id="ct54">
            <table:change-track-table-cell office:value-type="string">
              <text:p>5.1.1</text:p>
            </table:change-track-table-cell>
          </table:previous>
        </table:cell-content-change>
        <table:cell-content-change table:id="ct110" table:acceptance-state="accepted">
          <table:cell-address table:column="0" table:row="9" table:table="5"/>
          <office:change-info>
            <dc:creator>Terry Coles</dc:creator>
            <dc:date>2017-04-19T15:19:22.714812604</dc:date>
          </office:change-info>
          <table:previous table:id="ct60">
            <table:change-track-table-cell office:value-type="string">
              <text:p>5.1.1</text:p>
            </table:change-track-table-cell>
          </table:previous>
        </table:cell-content-change>
        <table:cell-content-change table:id="ct111" table:acceptance-state="accepted">
          <table:cell-address table:column="0" table:row="10" table:table="5"/>
          <office:change-info>
            <dc:creator>Terry Coles</dc:creator>
            <dc:date>2017-04-19T15:19:22.714814601</dc:date>
          </office:change-info>
          <table:previous table:id="ct66">
            <table:change-track-table-cell office:value-type="string">
              <text:p>5.1.1.2</text:p>
            </table:change-track-table-cell>
          </table:previous>
        </table:cell-content-change>
        <table:cell-content-change table:id="ct112" table:acceptance-state="accepted">
          <table:cell-address table:column="0" table:row="7" table:table="6"/>
          <office:change-info>
            <dc:creator>Terry Coles</dc:creator>
            <dc:date>2017-04-19T15:19:26.032791717</dc:date>
          </office:change-info>
          <table:previous table:id="ct76">
            <table:change-track-table-cell office:value-type="float" office:value="6.1"/>
          </table:previous>
        </table:cell-content-change>
        <table:cell-content-change table:id="ct113" table:acceptance-state="accepted">
          <table:cell-address table:column="0" table:row="7" table:table="6"/>
          <office:change-info>
            <dc:creator>Terry Coles</dc:creator>
            <dc:date>2017-04-19T15:19:29.805003310</dc:date>
          </office:change-info>
          <table:previous table:id="ct112">
            <table:change-track-table-cell/>
          </table:previous>
        </table:cell-content-change>
        <table:insertion table:id="ct114" table:acceptance-state="accepted" table:type="row" table:position="10" table:table="4">
          <office:change-info>
            <dc:creator>Hamish MB</dc:creator>
            <dc:date>2017-04-21T11:25:28.488581665</dc:date>
          </office:change-info>
          <table:dependencies>
            <table:dependency table:id="ct168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</table:dependencies>
        </table:insertion>
        <table:cell-content-change table:id="ct115" table:acceptance-state="accepted">
          <table:cell-address table:column="1" table:row="15" table:table="4"/>
          <office:change-info>
            <dc:creator>Hamish MB</dc:creator>
            <dc:date>2017-04-21T11:26:13.809453733</dc:date>
          </office:change-info>
          <table:previous>
            <table:change-track-table-cell office:value-type="string">
              <text:p>4.3.1.1</text:p>
            </table:change-track-table-cell>
          </table:previous>
        </table:cell-content-change>
        <table:cell-content-change table:id="ct116" table:acceptance-state="accepted">
          <table:cell-address table:column="1" table:row="16" table:table="4"/>
          <office:change-info>
            <dc:creator>Hamish MB</dc:creator>
            <dc:date>2017-04-21T11:26:17.532835057</dc:date>
          </office:change-info>
          <table:previous>
            <table:change-track-table-cell office:value-type="string">
              <text:p>4.3.1.2</text:p>
            </table:change-track-table-cell>
          </table:previous>
        </table:cell-content-change>
        <table:cell-content-change table:id="ct117" table:acceptance-state="accepted">
          <table:cell-address table:column="1" table:row="17" table:table="4"/>
          <office:change-info>
            <dc:creator>Hamish MB</dc:creator>
            <dc:date>2017-04-21T11:26:24.250271865</dc:date>
          </office:change-info>
          <table:previous>
            <table:change-track-table-cell office:value-type="string">
              <text:p>4.3.1.3</text:p>
            </table:change-track-table-cell>
          </table:previous>
        </table:cell-content-change>
        <table:cell-content-change table:id="ct118" table:acceptance-state="accepted">
          <table:cell-address table:column="1" table:row="16" table:table="4"/>
          <office:change-info>
            <dc:creator>Hamish MB</dc:creator>
            <dc:date>2017-04-21T11:26:28.457644030</dc:date>
          </office:change-info>
          <table:previous table:id="ct116">
            <table:change-track-table-cell office:value-type="string">
              <text:p>4.3.2</text:p>
            </table:change-track-table-cell>
          </table:previous>
        </table:cell-content-change>
        <table:cell-content-change table:id="ct119" table:acceptance-state="accepted">
          <table:cell-address table:column="1" table:row="18" table:table="4"/>
          <office:change-info>
            <dc:creator>Hamish MB</dc:creator>
            <dc:date>2017-04-21T11:26:40.353435723</dc:date>
          </office:change-info>
          <table:previous table:id="ct22">
            <table:change-track-table-cell office:value-type="string">
              <text:p>4.3.1.3.1</text:p>
            </table:change-track-table-cell>
          </table:previous>
        </table:cell-content-change>
        <table:cell-content-change table:id="ct120" table:acceptance-state="accepted">
          <table:cell-address table:column="1" table:row="19" table:table="4"/>
          <office:change-info>
            <dc:creator>Hamish MB</dc:creator>
            <dc:date>2017-04-21T11:26:45.698449611</dc:date>
          </office:change-info>
          <table:previous table:id="ct29">
            <table:change-track-table-cell office:value-type="string">
              <text:p>4.3.1.3.2</text:p>
            </table:change-track-table-cell>
          </table:previous>
        </table:cell-content-change>
        <table:cell-content-change table:id="ct121" table:acceptance-state="accepted">
          <table:cell-address table:column="1" table:row="20" table:table="4"/>
          <office:change-info>
            <dc:creator>Hamish MB</dc:creator>
            <dc:date>2017-04-21T11:26:53.175512264</dc:date>
          </office:change-info>
          <table:previous table:id="ct36">
            <table:change-track-table-cell office:value-type="string">
              <text:p>4.3.1.3.3</text:p>
            </table:change-track-table-cell>
          </table:previous>
        </table:cell-content-change>
        <table:cell-content-change table:id="ct122" table:acceptance-state="accepted">
          <table:cell-address table:column="1" table:row="21" table:table="4"/>
          <office:change-info>
            <dc:creator>Hamish MB</dc:creator>
            <dc:date>2017-04-21T11:26:57.972412652</dc:date>
          </office:change-info>
          <table:previous table:id="ct48">
            <table:change-track-table-cell office:value-type="string">
              <text:p>4.3.1.3.4</text:p>
            </table:change-track-table-cell>
          </table:previous>
        </table:cell-content-change>
        <table:cell-content-change table:id="ct123" table:acceptance-state="accepted">
          <table:cell-address table:column="1" table:row="10" table:table="4"/>
          <office:change-info>
            <dc:creator>Hamish MB</dc:creator>
            <dc:date>2017-04-21T11:27:08.387490904</dc:date>
          </office:change-info>
          <table:previous>
            <table:change-track-table-cell/>
          </table:previous>
        </table:cell-content-change>
        <table:cell-content-change table:id="ct124" table:acceptance-state="accepted">
          <table:cell-address table:column="2" table:row="10" table:table="4"/>
          <office:change-info>
            <dc:creator>Hamish MB</dc:creator>
            <dc:date>2017-04-21T11:28:03.983335283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3" table:row="10" table:table="4"/>
          <office:change-info>
            <dc:creator>Hamish MB</dc:creator>
            <dc:date>2017-04-21T11:28:07.959546520</dc:date>
          </office:change-info>
          <table:previous>
            <table:change-track-table-cell/>
          </table:previous>
        </table:cell-content-change>
        <table:cell-content-change table:id="ct126" table:acceptance-state="accepted">
          <table:cell-address table:column="4" table:row="10" table:table="4"/>
          <office:change-info>
            <dc:creator>Hamish MB</dc:creator>
            <dc:date>2017-04-21T11:28:11.114129032</dc:date>
          </office:change-info>
          <table:previous>
            <table:change-track-table-cell/>
          </table:previous>
        </table:cell-content-change>
        <table:cell-content-change table:id="ct127" table:acceptance-state="accepted">
          <table:cell-address table:column="5" table:row="10" table:table="4"/>
          <office:change-info>
            <dc:creator>Hamish MB</dc:creator>
            <dc:date>2017-04-21T11:28:16.063806430</dc:date>
          </office:change-info>
          <table:previous>
            <table:change-track-table-cell/>
          </table:previous>
        </table:cell-content-change>
        <table:cell-content-change table:id="ct128" table:acceptance-state="accepted">
          <table:cell-address table:column="5" table:row="10" table:table="4"/>
          <office:change-info>
            <dc:creator>Hamish MB</dc:creator>
            <dc:date>2017-04-21T11:28:20.579706021</dc:date>
          </office:change-info>
          <table:previous table:id="ct127">
            <table:change-track-table-cell office:value-type="string">
              <text:p>No Started</text:p>
            </table:change-track-table-cell>
          </table:previous>
        </table:cell-content-change>
        <table:insertion table:id="ct129" table:acceptance-state="accepted" table:type="row" table:position="11" table:table="4">
          <office:change-info>
            <dc:creator>Hamish MB</dc:creator>
            <dc:date>2017-04-21T11:28:25.781008546</dc:date>
          </office:change-info>
          <table:dependencies>
            <table:dependency table:id="ct169"/>
            <table:dependency table:id="ct134"/>
            <table:dependency table:id="ct133"/>
            <table:dependency table:id="ct132"/>
            <table:dependency table:id="ct131"/>
            <table:dependency table:id="ct130"/>
          </table:dependencies>
        </table:insertion>
        <table:cell-content-change table:id="ct130" table:acceptance-state="accepted">
          <table:cell-address table:column="1" table:row="11" table:table="4"/>
          <office:change-info>
            <dc:creator>Hamish MB</dc:creator>
            <dc:date>2017-04-21T11:28:31.407573161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2" table:row="11" table:table="4"/>
          <office:change-info>
            <dc:creator>Hamish MB</dc:creator>
            <dc:date>2017-04-21T11:29:16.493565942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3" table:row="11" table:table="4"/>
          <office:change-info>
            <dc:creator>Hamish MB</dc:creator>
            <dc:date>2017-04-21T11:29:17.594282399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4" table:row="11" table:table="4"/>
          <office:change-info>
            <dc:creator>Hamish MB</dc:creator>
            <dc:date>2017-04-21T11:29:21.034109992</dc:date>
          </office:change-info>
          <table:previous>
            <table:change-track-table-cell/>
          </table:previous>
        </table:cell-content-change>
        <table:cell-content-change table:id="ct134" table:acceptance-state="accepted">
          <table:cell-address table:column="5" table:row="11" table:table="4"/>
          <office:change-info>
            <dc:creator>Hamish MB</dc:creator>
            <dc:date>2017-04-21T11:29:24.726895903</dc:date>
          </office:change-info>
          <table:previous>
            <table:change-track-table-cell/>
          </table:previous>
        </table:cell-content-change>
        <table:insertion table:id="ct135" table:acceptance-state="accepted" table:type="row" table:position="12" table:table="4">
          <office:change-info>
            <dc:creator>Hamish MB</dc:creator>
            <dc:date>2017-04-21T11:29:29.466571600</dc:date>
          </office:change-info>
          <table:dependencies>
            <table:dependency table:id="ct170"/>
            <table:dependency table:id="ct143"/>
            <table:dependency table:id="ct140"/>
            <table:dependency table:id="ct139"/>
            <table:dependency table:id="ct138"/>
            <table:dependency table:id="ct137"/>
            <table:dependency table:id="ct136"/>
          </table:dependencies>
        </table:insertion>
        <table:cell-content-change table:id="ct136" table:acceptance-state="accepted">
          <table:cell-address table:column="1" table:row="12" table:table="4"/>
          <office:change-info>
            <dc:creator>Hamish MB</dc:creator>
            <dc:date>2017-04-21T11:29:35.336159641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2" table:row="12" table:table="4"/>
          <office:change-info>
            <dc:creator>Hamish MB</dc:creator>
            <dc:date>2017-04-21T11:30:03.755458801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3" table:row="12" table:table="4"/>
          <office:change-info>
            <dc:creator>Hamish MB</dc:creator>
            <dc:date>2017-04-21T11:30:05.640155926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4" table:row="12" table:table="4"/>
          <office:change-info>
            <dc:creator>Hamish MB</dc:creator>
            <dc:date>2017-04-21T11:30:08.905620036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5" table:row="12" table:table="4"/>
          <office:change-info>
            <dc:creator>Hamish MB</dc:creator>
            <dc:date>2017-04-21T11:30:11.321256345</dc:date>
          </office:change-info>
          <table:previous>
            <table:change-track-table-cell/>
          </table:previous>
        </table:cell-content-change>
        <table:insertion table:id="ct141" table:acceptance-state="accepted" table:type="row" table:position="13" table:table="4">
          <office:change-info>
            <dc:creator>Hamish MB</dc:creator>
            <dc:date>2017-04-21T11:30:17.834831854</dc:date>
          </office:change-info>
          <table:dependencies>
            <table:dependency table:id="ct147"/>
            <table:dependency table:id="ct146"/>
            <table:dependency table:id="ct145"/>
            <table:dependency table:id="ct144"/>
            <table:dependency table:id="ct142"/>
          </table:dependencies>
        </table:insertion>
        <table:cell-content-change table:id="ct142" table:acceptance-state="accepted">
          <table:cell-address table:column="1" table:row="13" table:table="4"/>
          <office:change-info>
            <dc:creator>Hamish MB</dc:creator>
            <dc:date>2017-04-21T11:30:22.907665508</dc:date>
          </office:change-info>
          <table:previous>
            <table:change-track-table-cell/>
          </table:previous>
        </table:cell-content-change>
        <table:cell-content-change table:id="ct143" table:acceptance-state="accepted">
          <table:cell-address table:column="2" table:row="12" table:table="4"/>
          <office:change-info>
            <dc:creator>Hamish MB</dc:creator>
            <dc:date>2017-04-21T11:30:27.297110114</dc:date>
          </office:change-info>
          <table:previous table:id="ct137">
            <table:change-track-table-cell office:value-type="string">
              <text:p>The system shall have additionaly ultrasonic sensors in the river for leak detection/targeting.</text:p>
            </table:change-track-table-cell>
          </table:previous>
        </table:cell-content-change>
        <table:cell-content-change table:id="ct144" table:acceptance-state="accepted">
          <table:cell-address table:column="2" table:row="13" table:table="4"/>
          <office:change-info>
            <dc:creator>Hamish MB</dc:creator>
            <dc:date>2017-04-21T11:31:01.832426638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3" table:row="13" table:table="4"/>
          <office:change-info>
            <dc:creator>Hamish MB</dc:creator>
            <dc:date>2017-04-21T11:31:06.878442234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4" table:row="13" table:table="4"/>
          <office:change-info>
            <dc:creator>Hamish MB</dc:creator>
            <dc:date>2017-04-21T11:31:11.111785997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5" table:row="13" table:table="4"/>
          <office:change-info>
            <dc:creator>Hamish MB</dc:creator>
            <dc:date>2017-04-21T11:31:15.471697450</dc:date>
          </office:change-info>
          <table:previous>
            <table:change-track-table-cell/>
          </table:previous>
        </table:cell-content-change>
        <table:insertion table:id="ct148" table:acceptance-state="accepted" table:type="row" table:position="14" table:table="4">
          <office:change-info>
            <dc:creator>Hamish MB</dc:creator>
            <dc:date>2017-04-21T11:31:26.388802396</dc:date>
          </office:change-info>
          <table:dependencies>
            <table:dependency table:id="ct171"/>
            <table:dependency table:id="ct153"/>
            <table:dependency table:id="ct152"/>
            <table:dependency table:id="ct151"/>
            <table:dependency table:id="ct150"/>
            <table:dependency table:id="ct149"/>
          </table:dependencies>
        </table:insertion>
        <table:cell-content-change table:id="ct149" table:acceptance-state="accepted">
          <table:cell-address table:column="1" table:row="14" table:table="4"/>
          <office:change-info>
            <dc:creator>Hamish MB</dc:creator>
            <dc:date>2017-04-21T11:31:30.83478906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2" table:row="14" table:table="4"/>
          <office:change-info>
            <dc:creator>Hamish MB</dc:creator>
            <dc:date>2017-04-21T11:32:17.290651662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3" table:row="14" table:table="4"/>
          <office:change-info>
            <dc:creator>Hamish MB</dc:creator>
            <dc:date>2017-04-21T11:32:18.434504562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4" table:row="14" table:table="4"/>
          <office:change-info>
            <dc:creator>Hamish MB</dc:creator>
            <dc:date>2017-04-21T11:32:21.62242367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5" table:row="14" table:table="4"/>
          <office:change-info>
            <dc:creator>Hamish MB</dc:creator>
            <dc:date>2017-04-21T11:32:24.755305981</dc:date>
          </office:change-info>
          <table:previous>
            <table:change-track-table-cell/>
          </table:previous>
        </table:cell-content-change>
        <table:insertion table:id="ct154" table:acceptance-state="accepted" table:type="row" table:position="22" table:table="4">
          <office:change-info>
            <dc:creator>Hamish MB</dc:creator>
            <dc:date>2017-04-21T11:32:35.692885178</dc:date>
          </office:change-info>
          <table:dependencies>
            <table:dependency table:id="ct159"/>
            <table:dependency table:id="ct158"/>
            <table:dependency table:id="ct157"/>
            <table:dependency table:id="ct156"/>
            <table:dependency table:id="ct155"/>
          </table:dependencies>
        </table:insertion>
        <table:cell-content-change table:id="ct155" table:acceptance-state="accepted">
          <table:cell-address table:column="1" table:row="22" table:table="4"/>
          <office:change-info>
            <dc:creator>Hamish MB</dc:creator>
            <dc:date>2017-04-21T11:32:39.619170581</dc:date>
          </office:change-info>
          <table:previous>
            <table:change-track-table-cell/>
          </table:previous>
        </table:cell-content-change>
        <table:cell-content-change table:id="ct156" table:acceptance-state="accepted">
          <table:cell-address table:column="2" table:row="22" table:table="4"/>
          <office:change-info>
            <dc:creator>Hamish MB</dc:creator>
            <dc:date>2017-04-21T11:33:08.455976101</dc:date>
          </office:change-info>
          <table:previous>
            <table:change-track-table-cell/>
          </table:previous>
        </table:cell-content-change>
        <table:cell-content-change table:id="ct157" table:acceptance-state="accepted">
          <table:cell-address table:column="3" table:row="22" table:table="4"/>
          <office:change-info>
            <dc:creator>Hamish MB</dc:creator>
            <dc:date>2017-04-21T11:33:09.715762867</dc:date>
          </office:change-info>
          <table:previous>
            <table:change-track-table-cell/>
          </table:previous>
        </table:cell-content-change>
        <table:cell-content-change table:id="ct158" table:acceptance-state="accepted">
          <table:cell-address table:column="4" table:row="22" table:table="4"/>
          <office:change-info>
            <dc:creator>Hamish MB</dc:creator>
            <dc:date>2017-04-21T11:33:15.095471768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5" table:row="22" table:table="4"/>
          <office:change-info>
            <dc:creator>Hamish MB</dc:creator>
            <dc:date>2017-04-21T11:33:22.964399871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0" table:row="3" table:table="0"/>
          <office:change-info>
            <dc:creator>Hamish MB</dc:creator>
            <dc:date>2017-04-21T11:33:50.308048011</dc:date>
          </office:change-info>
          <table:previous table:id="ct82">
            <table:change-track-table-cell office:value-type="string">
              <text:p>Version 0.4, 19<text:span text:style-name="T2">th</text:span> April 2017</text:p>
            </table:change-track-table-cell>
          </table:previous>
        </table:cell-content-change>
        <table:cell-content-change table:id="ct161" table:acceptance-state="accepted">
          <table:cell-address table:column="0" table:row="3" table:table="0"/>
          <office:change-info>
            <dc:creator>Hamish MB</dc:creator>
            <dc:date>2017-04-25T12:30:28.426071470</dc:date>
          </office:change-info>
          <table:previous table:id="ct160">
            <table:change-track-table-cell office:value-type="string">
              <text:p>Version 0.4.1, 21<text:span text:style-name="T2">st</text:span> April 2017</text:p>
            </table:change-track-table-cell>
          </table:previous>
        </table:cell-content-change>
        <table:cell-content-change table:id="ct162" table:acceptance-state="accepted">
          <table:cell-address table:column="0" table:row="3" table:table="0"/>
          <office:change-info>
            <dc:creator>Hamish MB</dc:creator>
            <dc:date>2017-04-25T12:30:36.432128561</dc:date>
          </office:change-info>
          <table:previous table:id="ct161">
            <table:change-track-table-cell office:value-type="string">
              <text:p>Version 0.5, 21<text:span text:style-name="T2">st</text:span> April 2017</text:p>
            </table:change-track-table-cell>
          </table:previous>
        </table:cell-content-change>
        <table:cell-content-change table:id="ct163" table:acceptance-state="accepted">
          <table:cell-address table:column="0" table:row="3" table:table="0"/>
          <office:change-info>
            <dc:creator>Hamish MB</dc:creator>
            <dc:date>2017-04-25T12:30:40.421085108</dc:date>
          </office:change-info>
          <table:previous table:id="ct162">
            <table:change-track-table-cell office:value-type="string">
              <text:p>Version 0.5, 25<text:span text:style-name="T2">tht</text:span> April 2017</text:p>
            </table:change-track-table-cell>
          </table:previous>
        </table:cell-content-change>
        <table:cell-content-change table:id="ct164" table:acceptance-state="accepted">
          <table:cell-address table:column="5" table:row="11" table:table="2"/>
          <office:change-info>
            <dc:creator>Hamish MB</dc:creator>
            <dc:date>2017-04-25T12:31:27.164440736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165" table:acceptance-state="accepted">
          <table:cell-address table:column="0" table:row="14" table:table="2"/>
          <office:change-info>
            <dc:creator>Hamish MB</dc:creator>
            <dc:date>2017-04-25T12:31:33.797811641</dc:date>
          </office:change-info>
          <table:previous table:id="ct2">
            <table:change-track-table-cell office:value-type="string">
              <text:p>Notes:</text:p>
            </table:change-track-table-cell>
          </table:previous>
        </table:cell-content-change>
        <table:cell-content-change table:id="ct166" table:acceptance-state="accepted">
          <table:cell-address table:column="1" table:row="14" table:table="2"/>
          <office:change-info>
            <dc:creator>Hamish MB</dc:creator>
            <dc:date>2017-04-25T12:31:40.815141746</dc:date>
          </office:change-info>
          <table:previous table:id="ct3">
            <table:change-track-table-cell office:value-type="float" office:value="1"/>
          </table:previous>
        </table:cell-content-change>
        <table:cell-content-change table:id="ct167" table:acceptance-state="accepted">
          <table:cell-address table:column="2" table:row="14" table:table="2"/>
          <office:change-info>
            <dc:creator>Hamish MB</dc:creator>
            <dc:date>2017-04-25T12:31:44.922876382</dc:date>
          </office:change-info>
          <table:previous table:id="ct6">
            <table:change-track-table-cell office:value-type="string">
              <text:p>This requirement appears in multiple places (also in Phase 4) yet isn’t specified precisely. Does this requirement include enhancing WMT’s educational value?</text:p>
            </table:change-track-table-cell>
          </table:previous>
        </table:cell-content-change>
        <table:cell-content-change table:id="ct168" table:acceptance-state="accepted">
          <table:cell-address table:column="2" table:row="10" table:table="4"/>
          <office:change-info>
            <dc:creator>Hamish MB</dc:creator>
            <dc:date>2017-04-25T12:32:40.317563850</dc:date>
          </office:change-info>
          <table:previous table:id="ct124">
            <table:change-track-table-cell office:value-type="string">
              <text:p>The system shall have full control over the main pump, as well as the secondary water barrel pump</text:p>
            </table:change-track-table-cell>
          </table:previous>
        </table:cell-content-change>
        <table:cell-content-change table:id="ct169" table:acceptance-state="accepted">
          <table:cell-address table:column="2" table:row="11" table:table="4"/>
          <office:change-info>
            <dc:creator>Hamish MB</dc:creator>
            <dc:date>2017-04-25T12:32:52.242729377</dc:date>
          </office:change-info>
          <table:previous table:id="ct131">
            <table:change-track-table-cell office:value-type="string">
              <text:p>The system shall utilise ultrasonic sensors to monitor the level of water in the sump and the barrels.</text:p>
            </table:change-track-table-cell>
          </table:previous>
        </table:cell-content-change>
        <table:cell-content-change table:id="ct170" table:acceptance-state="accepted">
          <table:cell-address table:column="2" table:row="12" table:table="4"/>
          <office:change-info>
            <dc:creator>Hamish MB</dc:creator>
            <dc:date>2017-04-25T12:33:00.062779681</dc:date>
          </office:change-info>
          <table:previous table:id="ct143">
            <table:change-track-table-cell office:value-type="string">
              <text:p>The system shall have additional ultrasonic sensors in the river for leak detection/targeting.</text:p>
            </table:change-track-table-cell>
          </table:previous>
        </table:cell-content-change>
        <table:cell-content-change table:id="ct171" table:acceptance-state="accepted">
          <table:cell-address table:column="2" table:row="14" table:table="4"/>
          <office:change-info>
            <dc:creator>Hamish MB</dc:creator>
            <dc:date>2017-04-25T12:33:15.366996475</dc:date>
          </office:change-info>
          <table:previous table:id="ct150">
            <table:change-track-table-cell office:value-type="string">
              <text:p>The system shall use a small computer system (ideally with redundancy) to manage all its’ functions.</text:p>
            </table:change-track-table-cell>
          </table:previous>
        </table:cell-content-change>
        <table:cell-content-change table:id="ct172" table:acceptance-state="accepted">
          <table:cell-address table:column="2" table:row="17" table:table="4"/>
          <office:change-info>
            <dc:creator>Hamish MB</dc:creator>
            <dc:date>2017-04-25T12:33:35.853042919</dc:date>
          </office:change-info>
          <table:previous>
            <table:change-track-table-cell office:value-type="string">
              <text:p>A Graphical User Interface (GUI) shall be provided.</text:p>
            </table:change-track-table-cell>
          </table:previous>
        </table:cell-content-change>
      </table:tracked-changes>
      <table:calculation-settings table:automatic-find-labels="false"/>
      <table:table table:name="Summary" table:style-name="ta1" table:print-ranges="Summary.A1:Summary.I22">
        <table:shapes>
          <draw:frame draw:z-index="0" draw:name="Image 1" draw:style-name="gr1" draw:text-style-name="P1" svg:width="17.6mm" svg:height="17.5mm" svg:x="118.1mm" svg:y="126.25mm">
            <draw:image xlink:href="Pictures/10000201000000400000004020E0B7192A8E8C4F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1" table:number-columns-repeated="4" table:default-cell-style-name="ce39"/>
        <table:table-column table:style-name="co2" table:default-cell-style-name="ce39"/>
        <table:table-column table:style-name="co1" table:number-columns-repeated="3" table:default-cell-style-name="Default"/>
        <table:table-row table:style-name="ro1"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9" table:number-rows-spanned="1">
            <text:p>Wimborne Model Town River System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3">
          <table:table-cell table:style-name="ce1"/>
          <table:table-cell table:style-name="Default" table:number-columns-repeated="5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9" table:number-rows-spanned="1">
            <text:p>Version 0.5, 25<text:span text:style-name="T2">th</text:span> April 2017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3">
          <table:table-cell table:style-name="ce1"/>
          <table:table-cell table:style-name="Default" table:number-columns-repeated="5"/>
          <table:table-cell table:number-columns-repeated="3"/>
        </table:table-row>
        <table:table-row table:style-name="ro4">
          <table:table-cell table:style-name="ce5" office:value-type="string" calcext:value-type="string" table:number-columns-spanned="9" table:number-rows-spanned="1">
            <text:p>Functional Requirements Index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4">
          <table:table-cell table:style-name="ce5"/>
          <table:table-cell table:style-name="Default" table:number-columns-repeated="5"/>
          <table:table-cell table:number-columns-repeated="3"/>
        </table:table-row>
        <table:table-row table:style-name="ro5">
          <table:table-cell table:formula="of:=['Phase 1'.A3]" office:value-type="string" office:string-value="Phase 1 – Cleaning, Clearing and Flow Improvement" calcext:value-type="string" table:number-columns-spanned="6" table:number-rows-spanned="1">
            <text:p>Phase 1 – Cleaning, Clearing and Flow Improvement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39"/>
          <table:table-cell table:number-columns-repeated="8"/>
        </table:table-row>
        <table:table-row table:style-name="ro5">
          <table:table-cell table:formula="of:=['Phase 2'.A3]" office:value-type="string" office:string-value="Phase 2 – Improve Water Clarity and the WMT as a Visitor Attraction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39"/>
          <table:table-cell table:number-columns-repeated="8"/>
        </table:table-row>
        <table:table-row table:style-name="ro5">
          <table:table-cell table:formula="of:=['Phase 3'.A3]" office:value-type="string" office:string-value="Phase 3 – Reduce the Dependence of the River System on Mains Water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39"/>
          <table:table-cell table:number-columns-repeated="8"/>
        </table:table-row>
        <table:table-row table:style-name="ro5">
          <table:table-cell table:formula="of:=['Phase 4'.A2]" office:value-type="string" office:string-value="Phase 4 – Automate the System" calcext:value-type="string" table:number-columns-spanned="6" table:number-rows-spanned="1">
            <text:p>Phase 4 – Automate the System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39"/>
          <table:table-cell table:number-columns-repeated="8"/>
        </table:table-row>
        <table:table-row table:style-name="ro5">
          <table:table-cell table:formula="of:=['Phase 5'.A2]" office:value-type="string" office:string-value="Phase 5 – Expand Rainwater Storage and Irrigation" calcext:value-type="string" table:number-columns-spanned="6" table:number-rows-spanned="1">
            <text:p>Phase 5 – Expand Rainwater Storage and Irrigation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39"/>
          <table:table-cell table:number-columns-repeated="8"/>
        </table:table-row>
        <table:table-row table:style-name="ro5">
          <table:table-cell table:formula="of:=['Phase 6'.A2]" office:value-type="string" office:string-value="Phase 6 – Stored Water Balancing Between Storage Sites" calcext:value-type="string" table:number-columns-spanned="6" table:number-rows-spanned="1">
            <text:p>Phase 6 – Stored Water Balancing Between Storage Sites</text:p>
          </table:table-cell>
          <table:covered-table-cell table:number-columns-repeated="5"/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table:style-name="Default" table:number-columns-repeated="6"/>
          <table:table-cell table:number-columns-repeated="3"/>
        </table:table-row>
        <table:table-row table:style-name="ro6">
          <table:table-cell table:style-name="ce6" office:value-type="string" calcext:value-type="string" table:number-columns-spanned="9" table:number-rows-spanned="1">
            <text:p>This work is licensed under the Creative Commons Attribution-NonCommercial-ShareAlike 4.0 International License. To view a copy of this license, visit http://creativecommons.org/licenses/by-nc-sa/4.0/.</text:p>
          </table:table-cell>
          <table:covered-table-cell table:number-columns-repeated="5" table:style-name="Default"/>
          <table:covered-table-cell table:number-columns-repeated="3"/>
        </table:table-row>
      </table:table>
      <table:table table:name="Phase 1" table:style-name="ta1" table:print-ranges="'Phase 1'.A1:'Phase 1'.F22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29"/>
        <table:table-column table:style-name="co3" table:number-columns-repeated="2" table:default-cell-style-name="ce29"/>
        <table:table-row table:style-name="ro1"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4">
          <table:table-cell table:style-name="ce7" office:value-type="string" calcext:value-type="string" table:number-columns-spanned="6" table:number-rows-spanned="1">
            <text:p>Phase 1 – Cleaning, Clearing and Flow Improvement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header-rows>
          <table:table-row table:style-name="ro5">
            <table:table-cell table:style-name="ce60" office:value-type="string" calcext:value-type="string" table:number-columns-spanned="2" table:number-rows-spanned="1">
              <text:p>Requirement Numbers</text:p>
            </table:table-cell>
            <table:covered-table-cell table:style-name="ce60"/>
            <table:table-cell table:style-name="ce60" office:value-type="string" calcext:value-type="string" table:number-columns-spanned="1" table:number-rows-spanned="2">
              <text:p>Requirement</text:p>
            </table:table-cell>
            <table:table-cell table:style-name="ce60" office:value-type="string" calcext:value-type="string" table:number-columns-spanned="1" table:number-rows-spanned="2">
              <text:p>Priority</text:p>
            </table:table-cell>
            <table:table-cell table:style-name="ce60" office:value-type="string" calcext:value-type="string" table:number-columns-spanned="1" table:number-rows-spanned="2">
              <text:p>Type</text:p>
            </table:table-cell>
            <table:table-cell table:style-name="ce60" office:value-type="string" calcext:value-type="string" table:number-columns-spanned="1" table:number-rows-spanned="2">
              <text:p>Status</text:p>
            </table:table-cell>
          </table:table-row>
          <table:table-row table:style-name="ro5">
            <table:table-cell table:style-name="ce60" office:value-type="string" calcext:value-type="string">
              <text:p>Source</text:p>
            </table:table-cell>
            <table:table-cell table:style-name="ce60" office:value-type="string" calcext:value-type="string">
              <text:p>Derived</text:p>
            </table:table-cell>
            <table:covered-table-cell table:number-columns-repeated="4" table:style-name="ce60"/>
          </table:table-row>
        </table:table-header-rows>
        <table:table-row table:style-name="ro5">
          <table:table-cell table:style-name="ce9" office:value-type="string" calcext:value-type="string">
            <text:p>2.1.1</text:p>
          </table:table-cell>
          <table:table-cell table:style-name="ce15"/>
          <table:table-cell table:style-name="ce19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Essential</text:p>
          </table:table-cell>
          <table:table-cell table:style-name="ce33" office:value-type="string" calcext:value-type="string">
            <text:p>In progress</text:p>
          </table:table-cell>
        </table:table-row>
        <table:table-row table:style-name="ro5">
          <table:table-cell table:style-name="ce10"/>
          <table:table-cell table:style-name="ce10" office:value-type="float" office:value="1.1" calcext:value-type="float">
            <text:p>1.1</text:p>
          </table:table-cell>
          <table:table-cell table:style-name="ce20" office:value-type="string" calcext:value-type="string">
            <text:p>The Project shall remove obstructions to water flow in the river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style-name="ce10"/>
          <table:table-cell table:style-name="ce10" office:value-type="float" office:value="1.2" calcext:value-type="float">
            <text:p>1.2</text:p>
          </table:table-cell>
          <table:table-cell table:style-name="ce20" office:value-type="string" calcext:value-type="string">
            <text:p>The Project shall remove obstructions to water flow in the plumbing system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style-name="ce10"/>
          <table:table-cell table:style-name="ce10" office:value-type="float" office:value="1.3" calcext:value-type="float">
            <text:p>1.3</text:p>
          </table:table-cell>
          <table:table-cell table:style-name="ce20" office:value-type="string" calcext:value-type="string">
            <text:p>The Project shall provide a more powerful, more efficient, variable speed pump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style-name="ce11" office:value-type="string" calcext:value-type="string">
            <text:p>2.1.2</text:p>
          </table:table-cell>
          <table:table-cell table:style-name="ce16"/>
          <table:table-cell table:style-name="ce21" office:value-type="string" calcext:value-type="string">
            <text:p>Reduce the dependence of the river system on mains water.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string" calcext:value-type="string">
            <text:p>Essential</text:p>
          </table:table-cell>
          <table:table-cell table:style-name="ce35" office:value-type="string" calcext:value-type="string">
            <text:p>In progress</text:p>
          </table:table-cell>
        </table:table-row>
        <table:table-row table:style-name="ro5">
          <table:table-cell table:style-name="ce10"/>
          <table:table-cell table:style-name="ce10" office:value-type="float" office:value="1.4" calcext:value-type="float">
            <text:p>1.4</text:p>
          </table:table-cell>
          <table:table-cell table:style-name="ce20" office:value-type="string" calcext:value-type="string">
            <text:p>The system shall maintain the integrity of the river bed by stopping all identifiable leaks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 <text:span text:style-name="T3">1</text:span></text:p>
          </table:table-cell>
        </table:table-row>
        <table:table-row table:style-name="ro7">
          <table:table-cell table:style-name="ce12" table:number-columns-repeated="2"/>
          <table:table-cell table:style-name="ce22"/>
          <table:table-cell table:style-name="ce27" table:number-columns-repeated="3"/>
        </table:table-row>
        <table:table-row table:style-name="ro8">
          <table:table-cell table:style-name="ce13" office:value-type="string" calcext:value-type="string">
            <text:p>Notes: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This Requirement has essentially been fulfilled, but it is recognised that it is an ongoing maintenance task which will require attention at least every Winter.</text:p>
          </table:table-cell>
          <table:table-cell table:style-name="ce27" table:number-columns-repeated="3"/>
        </table:table-row>
        <table:table-row table:style-name="ro7">
          <table:table-cell table:style-name="ce14"/>
          <table:table-cell table:style-name="ce18"/>
          <table:table-cell table:style-name="ce23"/>
          <table:table-cell table:style-name="ce27" table:number-columns-repeated="3"/>
        </table:table-row>
        <table:table-row table:style-name="ro7" table:number-rows-repeated="106">
          <table:table-cell table:style-name="ce14" table:number-columns-repeated="3"/>
          <table:table-cell table:style-name="ce28" table:number-columns-repeated="3"/>
        </table:table-row>
        <table:table-row table:style-name="ro1" table:number-rows-repeated="5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hase 2" table:style-name="ta1" table:print-ranges="'Phase 2'.A1:'Phase 2'.F22">
        <table:table-column table:style-name="co3" table:number-columns-repeated="2" table:default-cell-style-name="ce14"/>
        <table:table-column table:style-name="co4" table:default-cell-style-name="ce14"/>
        <table:table-column table:style-name="co1" table:number-columns-repeated="2" table:default-cell-style-name="ce28"/>
        <table:table-column table:style-name="co6" table:default-cell-style-name="ce28"/>
        <table:table-row table:style-name="ro1">
          <table:table-cell table:style-name="Default"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41"/>
        </table:table-row>
        <table:table-row table:style-name="ro4">
          <table:table-cell table:style-name="ce37" office:value-type="string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 table:style-name="ce41"/>
        </table:table-row>
        <table:table-row table:style-name="ro1">
          <table:table-cell table:style-name="ce38" table:number-columns-repeated="6"/>
        </table:table-row>
        <table:table-row table:style-name="ro5">
          <table:table-cell table:style-name="ce91" office:value-type="string" calcext:value-type="string" table:number-columns-spanned="2" table:number-rows-spanned="1">
            <text:p>Requirement Numbers</text:p>
          </table:table-cell>
          <table:covered-table-cell table:style-name="ce91"/>
          <table:table-cell table:style-name="ce91" office:value-type="string" calcext:value-type="string" table:number-columns-spanned="1" table:number-rows-spanned="2">
            <text:p>Requirement</text:p>
          </table:table-cell>
          <table:table-cell table:style-name="ce91" office:value-type="string" calcext:value-type="string" table:number-columns-spanned="1" table:number-rows-spanned="2">
            <text:p>Priority</text:p>
          </table:table-cell>
          <table:table-cell table:style-name="ce91" office:value-type="string" calcext:value-type="string" table:number-columns-spanned="1" table:number-rows-spanned="2">
            <text:p>Type</text:p>
          </table:table-cell>
          <table:table-cell table:style-name="ce91" office:value-type="string" calcext:value-type="string" table:number-columns-spanned="1" table:number-rows-spanned="2">
            <text:p>Status</text:p>
          </table:table-cell>
        </table:table-row>
        <table:table-row table:style-name="ro5">
          <table:table-cell table:style-name="ce91" office:value-type="string" calcext:value-type="string">
            <text:p>Source</text:p>
          </table:table-cell>
          <table:table-cell table:style-name="ce91" office:value-type="string" calcext:value-type="string">
            <text:p>Derived</text:p>
          </table:table-cell>
          <table:covered-table-cell table:number-columns-repeated="4" table:style-name="ce91"/>
        </table:table-row>
        <table:table-row table:style-name="ro5">
          <table:table-cell table:style-name="ce19" office:value-type="string" calcext:value-type="string">
            <text:p>2.1.1</text:p>
          </table:table-cell>
          <table:table-cell table:style-name="ce42"/>
          <table:table-cell table:style-name="ce19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Essential</text:p>
          </table:table-cell>
          <table:table-cell table:style-name="ce33" office:value-type="string" calcext:value-type="string">
            <text:p>In progress</text:p>
          </table:table-cell>
        </table:table-row>
        <table:table-row table:style-name="ro5">
          <table:table-cell table:style-name="ce20"/>
          <table:table-cell table:style-name="ce20" office:value-type="float" office:value="2.1" calcext:value-type="float">
            <text:p>2.1</text:p>
          </table:table-cell>
          <table:table-cell table:style-name="ce20" office:value-type="string" calcext:value-type="string">
            <text:p>The system shall provide a filter cage at the inlet of the pump to prevent large debris from being drawn into the pump impeller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style-name="ce20"/>
          <table:table-cell table:style-name="ce20" office:value-type="float" office:value="2.2" calcext:value-type="float">
            <text:p>2.2</text:p>
          </table:table-cell>
          <table:table-cell table:style-name="ce20" office:value-type="string" calcext:value-type="string">
            <text:p>The system shall provide a <text:s/>natural water filtration system in the form of a bog garden to mechanically and biologically condition the water passing through it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style-name="ce20"/>
          <table:table-cell table:style-name="ce20" office:value-type="float" office:value="2.3" calcext:value-type="float">
            <text:p>2.3</text:p>
          </table:table-cell>
          <table:table-cell table:style-name="ce20" office:value-type="string" calcext:value-type="string">
            <text:p>The system shall provide a pre-sump filter to prevent large debris from reaching the pump impeller inlet filter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In progress</text:p>
          </table:table-cell>
        </table:table-row>
        <table:table-row table:style-name="ro5">
          <table:table-cell table:style-name="ce21" office:value-type="string" calcext:value-type="string">
            <text:p>2.1.3</text:p>
          </table:table-cell>
          <table:table-cell table:style-name="ce43"/>
          <table:table-cell table:style-name="ce21" office:value-type="string" calcext:value-type="string">
            <text:p>Enhance WMT as a Visitor Attraction.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string" calcext:value-type="string">
            <text:p>Essential</text:p>
          </table:table-cell>
          <table:table-cell table:style-name="ce35" office:value-type="string" calcext:value-type="string">
            <text:p>In progress<text:span text:style-name="T3">1</text:span></text:p>
          </table:table-cell>
        </table:table-row>
        <table:table-row table:style-name="ro5">
          <table:table-cell table:style-name="ce20"/>
          <table:table-cell table:style-name="ce20" office:value-type="float" office:value="2.4" calcext:value-type="float">
            <text:p>2.4</text:p>
          </table:table-cell>
          <table:table-cell table:style-name="ce20" office:value-type="string" calcext:value-type="string">
            <text:p>A variety of suitable plants shall be planted in the bog garden to create a new eco-system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Complete</text:p>
          </table:table-cell>
        </table:table-row>
        <table:table-row table:style-name="ro5">
          <table:table-cell table:style-name="ce20"/>
          <table:table-cell table:style-name="ce20" office:value-type="string" calcext:value-type="string">
            <text:p>2.4.1</text:p>
          </table:table-cell>
          <table:table-cell table:style-name="ce20" office:value-type="string" calcext:value-type="string">
            <text:p>The locations of all plants shall be documented.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In progress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40"/>
          <table:table-cell table:style-name="ce27"/>
          <table:table-cell table:style-name="ce44"/>
          <table:table-cell table:number-columns-repeated="3"/>
        </table:table-row>
        <table:table-row table:style-name="ro5" table:number-rows-repeated="7">
          <table:table-cell table:number-columns-repeated="6"/>
        </table:table-row>
        <table:table-row table:style-name="ro7" table:number-rows-repeated="55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3" table:style-name="ta1">
        <table:table-column table:style-name="co3" table:number-columns-repeated="2" table:default-cell-style-name="ce14"/>
        <table:table-column table:style-name="co4" table:default-cell-style-name="ce14"/>
        <table:table-column table:style-name="co1" table:number-columns-repeated="2" table:default-cell-style-name="ce28"/>
        <table:table-column table:style-name="co6" table:default-cell-style-name="ce28"/>
        <table:table-row table:style-name="ro1">
          <table:table-cell table:style-name="Default"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41"/>
        </table:table-row>
        <table:table-row table:style-name="ro4">
          <table:table-cell table:style-name="ce37" office:value-type="string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 table:style-name="ce41"/>
        </table:table-row>
        <table:table-row table:style-name="ro1">
          <table:table-cell table:style-name="ce41" table:number-columns-repeated="6"/>
        </table:table-row>
        <table:table-row table:style-name="ro7">
          <table:table-cell table:style-name="ce45" office:value-type="string" calcext:value-type="string" table:number-columns-spanned="2" table:number-rows-spanned="1">
            <text:p>Requirement Numbers</text:p>
          </table:table-cell>
          <table:covered-table-cell table:style-name="ce46"/>
          <table:table-cell table:style-name="ce60" office:value-type="string" calcext:value-type="string" table:number-columns-spanned="1" table:number-rows-spanned="2">
            <text:p>Requirement</text:p>
          </table:table-cell>
          <table:table-cell table:style-name="ce60" office:value-type="string" calcext:value-type="string" table:number-columns-spanned="1" table:number-rows-spanned="2">
            <text:p>Priority</text:p>
          </table:table-cell>
          <table:table-cell table:style-name="ce60" office:value-type="string" calcext:value-type="string" table:number-columns-spanned="1" table:number-rows-spanned="2">
            <text:p>Type</text:p>
          </table:table-cell>
          <table:table-cell table:style-name="ce60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60" office:value-type="string" calcext:value-type="string">
            <text:p>Source</text:p>
          </table:table-cell>
          <table:table-cell table:style-name="ce60" office:value-type="string" calcext:value-type="string">
            <text:p>Derived</text:p>
          </table:table-cell>
          <table:covered-table-cell table:number-columns-repeated="4" table:style-name="ce60"/>
        </table:table-row>
        <table:table-row table:style-name="ro5">
          <table:table-cell table:style-name="ce9" office:value-type="string" calcext:value-type="string">
            <text:p>2.1.2</text:p>
          </table:table-cell>
          <table:table-cell table:style-name="ce15"/>
          <table:table-cell table:style-name="ce30" office:value-type="string" calcext:value-type="string">
            <text:p>Reduce the dependence of the river system on mains water.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Essential</text:p>
          </table:table-cell>
          <table:table-cell table:style-name="ce47" office:value-type="string" calcext:value-type="string">
            <text:p>In progress</text:p>
          </table:table-cell>
        </table:table-row>
        <table:table-row table:style-name="ro5">
          <table:table-cell table:style-name="ce10"/>
          <table:table-cell table:style-name="ce10" office:value-type="float" office:value="3.1" calcext:value-type="float">
            <text:p>3.1</text:p>
          </table:table-cell>
          <table:table-cell table:style-name="ce31" office:value-type="string" calcext:value-type="string">
            <text:p>Water butts shall be provided to store excess water from the river, so that the level may be replenished as necessary.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string" calcext:value-type="string">
            <text:p>Essential</text:p>
          </table:table-cell>
          <table:table-cell table:style-name="ce48" office:value-type="string" calcext:value-type="string">
            <text:p>In progress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3.1.1</text:p>
          </table:table-cell>
          <table:table-cell table:style-name="ce31" office:value-type="string" calcext:value-type="string">
            <text:p>The necessary piping shall be provided between the water butts and the river.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string" calcext:value-type="string">
            <text:p>Essential</text:p>
          </table:table-cell>
          <table:table-cell table:style-name="ce48" office:value-type="string" calcext:value-type="string">
            <text:p>In progress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3.1.2</text:p>
          </table:table-cell>
          <table:table-cell table:style-name="ce31" office:value-type="string" calcext:value-type="string">
            <text:p>A method of transferring water from the sump to the butts shall be provided.<text:span text:style-name="T4"> 1</text:span>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string" calcext:value-type="string">
            <text:p>Essential</text:p>
          </table:table-cell>
          <table:table-cell table:style-name="ce48" office:value-type="string" calcext:value-type="string">
            <text:p>In progress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3.1.3</text:p>
          </table:table-cell>
          <table:table-cell table:style-name="ce31" office:value-type="string" calcext:value-type="string">
            <text:p>A stop-tap shall be provided to control the flow of water from the butts to the river.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string" calcext:value-type="string">
            <text:p>Essential</text:p>
          </table:table-cell>
          <table:table-cell table:style-name="ce48" office:value-type="string" calcext:value-type="string">
            <text:p>In progress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3.1.4</text:p>
          </table:table-cell>
          <table:table-cell table:style-name="ce31" office:value-type="string" calcext:value-type="string">
            <text:p>An overflow facility shall be provided for each butt.</text:p>
          </table:table-cell>
          <table:table-cell table:style-name="ce25" office:value-type="float" office:value="2" calcext:value-type="float">
            <text:p>2</text:p>
          </table:table-cell>
          <table:table-cell table:style-name="ce10" office:value-type="string" calcext:value-type="string">
            <text:p>Desirable</text:p>
          </table:table-cell>
          <table:table-cell table:style-name="ce48" office:value-type="string" calcext:value-type="string">
            <text:p>Not started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3" office:value-type="string" calcext:value-type="string">
            <text:p>Notes: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If practicable, the existing sump pump should be re-used for this purpose.</text:p>
          </table:table-cell>
          <table:table-cell table:number-columns-repeated="3"/>
        </table:table-row>
        <table:table-row table:style-name="ro5" table:number-rows-repeated="17">
          <table:table-cell table:number-columns-repeated="6"/>
        </table:table-row>
        <table:table-row table:style-name="ro7" table:number-rows-repeated="46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4" table:style-name="ta1">
        <table:table-column table:style-name="co3" table:number-columns-repeated="2" table:default-cell-style-name="ce14"/>
        <table:table-column table:style-name="co4" table:default-cell-style-name="ce14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row table:style-name="ro4">
          <table:table-cell table:style-name="ce5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7" office:value-type="string" calcext:value-type="string" table:number-columns-spanned="6" table:number-rows-spanned="1">
            <text:p>Phase 4 – Automate the System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60" office:value-type="string" calcext:value-type="string" table:number-columns-spanned="2" table:number-rows-spanned="1">
            <text:p>Requirement Numbers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Requirement</text:p>
          </table:table-cell>
          <table:table-cell table:style-name="ce60" office:value-type="string" calcext:value-type="string" table:number-columns-spanned="1" table:number-rows-spanned="2">
            <text:p>Priority</text:p>
          </table:table-cell>
          <table:table-cell table:style-name="ce60" office:value-type="string" calcext:value-type="string" table:number-columns-spanned="1" table:number-rows-spanned="2">
            <text:p>Type</text:p>
          </table:table-cell>
          <table:table-cell table:style-name="ce60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60" office:value-type="string" calcext:value-type="string">
            <text:p>Source</text:p>
          </table:table-cell>
          <table:table-cell table:style-name="ce60" office:value-type="string" calcext:value-type="string">
            <text:p>Derived</text:p>
          </table:table-cell>
          <table:covered-table-cell table:number-columns-repeated="4" table:style-name="ce60"/>
        </table:table-row>
        <table:table-row table:style-name="ro5">
          <table:table-cell table:style-name="ce9" office:value-type="string" calcext:value-type="string">
            <text:p>2.1.1</text:p>
          </table:table-cell>
          <table:table-cell table:style-name="ce15"/>
          <table:table-cell table:style-name="ce30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Essential</text:p>
          </table:table-cell>
          <table:table-cell table:style-name="ce33" office:value-type="string" calcext:value-type="string">
            <text:p>In progress</text:p>
          </table:table-cell>
        </table:table-row>
        <table:table-row table:style-name="ro5">
          <table:table-cell table:style-name="ce10"/>
          <table:table-cell table:style-name="ce10" office:value-type="float" office:value="4.1" calcext:value-type="float">
            <text:p>4.1</text:p>
          </table:table-cell>
          <table:table-cell table:style-name="ce31" office:value-type="string" calcext:value-type="string">
            <text:p>Capture Requirement for the Phase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This document</text:p>
          </table:table-cell>
        </table:table-row>
        <table:table-row table:style-name="ro5">
          <table:table-cell table:style-name="ce10"/>
          <table:table-cell table:style-name="ce10" office:value-type="float" office:value="4.2" calcext:value-type="float">
            <text:p>4.2</text:p>
          </table:table-cell>
          <table:table-cell table:style-name="ce31" office:value-type="string" calcext:value-type="string">
            <text:p>Develop high level design for the system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float" office:value="4.3" calcext:value-type="float">
            <text:p>4.3</text:p>
          </table:table-cell>
          <table:table-cell table:style-name="ce49" office:value-type="string" calcext:value-type="string">
            <text:p><text:span text:style-name="T5">The system shall provide a </text:span><text:span text:style-name="T6">fully automated control for all aspects of the river system.</text:span>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1</text:p>
          </table:table-cell>
          <table:table-cell table:style-name="ce31" office:value-type="string" calcext:value-type="string">
            <office:annotation draw:style-name="gr2" draw:text-style-name="P3" svg:width="28.99mm" svg:height="45.46mm" svg:x="285.99mm" svg:y="52.34mm" draw:caption-point-x="-6.1mm" draw:caption-point-y="15.1mm">
              <dc:creator>TJC</dc:creator>
              <dc:date>2017-04-19T00:00:00</dc:date>
              <text:p text:style-name="P2"><text:span text:style-name="T1">This is where I was looking for more Requirements, eg What is controlled, what is monitored, what communications channels are needed etc.</text:span></text:p>
            </office:annotation>
            <text:p>Automated control of the system shall utilise embedded computer techniques. 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1.1</text:p>
          </table:table-cell>
          <table:table-cell table:style-name="ce31" office:value-type="string" calcext:value-type="string">
            <text:p>The system shall have full control over the main pump, as well as the secondary water barrel pump(s)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1.2</text:p>
          </table:table-cell>
          <table:table-cell table:style-name="ce31" office:value-type="string" calcext:value-type="string">
            <text:p>The system shall utilise sensors to monitor the level of water in the sump and the barrels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1.3</text:p>
          </table:table-cell>
          <table:table-cell table:style-name="ce31" office:value-type="string" calcext:value-type="string">
            <text:p>The system shall have sensors in the river for leak detection/targeting.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1.4</text:p>
          </table:table-cell>
          <table:table-cell table:style-name="ce31" office:value-type="string" calcext:value-type="string">
            <text:p>The system shall use flow sensors to record and monitor the flow of water in various places for leak/fault detection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1.5</text:p>
          </table:table-cell>
          <table:table-cell table:style-name="ce31" office:value-type="string" calcext:value-type="string">
            <text:p>The system shall use the Raspberry Pi computer system (ideally with redundancy) to manage all its’ functions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2</text:p>
          </table:table-cell>
          <table:table-cell table:style-name="ce31" office:value-type="string" calcext:value-type="string">
            <text:p>The system shall allow for manual (hardware) override of the controlling functions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3</text:p>
          </table:table-cell>
          <table:table-cell table:style-name="ce31" office:value-type="string" calcext:value-type="string">
            <text:p>A test mode shall be provided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4</text:p>
          </table:table-cell>
          <table:table-cell table:style-name="ce31" office:value-type="string" calcext:value-type="string">
            <text:p>A web-browser-accessible Graphical User Interface (GUI) shall be provided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4.1</text:p>
          </table:table-cell>
          <table:table-cell table:style-name="ce31" office:value-type="string" calcext:value-type="string">
            <text:p>The GUI shall provide a user-friendly status readout as well as some basic monitoring on its main window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4.2</text:p>
          </table:table-cell>
          <table:table-cell table:style-name="ce31" office:value-type="string" calcext:value-type="string">
            <text:p>The GUI shall have all of its features presented in one tabbed window for ease of use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4.3</text:p>
          </table:table-cell>
          <table:table-cell table:style-name="ce31" office:value-type="string" calcext:value-type="string">
            <text:p>The GUI shall offer software manual override features on its main window for use in the event of a software failure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4.4</text:p>
          </table:table-cell>
          <table:table-cell table:style-name="ce31" office:value-type="string" calcext:value-type="string">
            <text:p>The GUI will be controllable via a PC in the main building and/or directly at the location of the embedded system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Essential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3.5</text:p>
          </table:table-cell>
          <table:table-cell table:style-name="ce31" office:value-type="string" calcext:value-type="string">
            <text:p>The system will be capable of diagnosing and reporting leaks/faults/clogged filters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1" office:value-type="string" calcext:value-type="string">
            <text:p>2.1.3</text:p>
          </table:table-cell>
          <table:table-cell table:style-name="ce16"/>
          <table:table-cell table:style-name="ce32" office:value-type="string" calcext:value-type="string">
            <text:p>Enhance WMT as a Visitor Attraction.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string" calcext:value-type="string">
            <text:p>Essential</text:p>
          </table:table-cell>
          <table:table-cell table:style-name="ce35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float" office:value="4.4" calcext:value-type="float">
            <text:p>4.4</text:p>
          </table:table-cell>
          <table:table-cell table:style-name="ce31" office:value-type="string" calcext:value-type="string">
            <text:p>Educational displays shall be provided to inform visitors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10"/>
          <table:table-cell table:style-name="ce10" office:value-type="string" calcext:value-type="string">
            <text:p>4.4.1</text:p>
          </table:table-cell>
          <table:table-cell table:style-name="ce31" office:value-type="string" calcext:value-type="string">
            <text:p>A functional overview diagram of how the river control system works/will work shall be provided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27"/>
          <table:table-cell table:style-name="ce44" office:value-type="string" calcext:value-type="string">
            <text:p>4.4.2</text:p>
          </table:table-cell>
          <table:table-cell table:style-name="ce44" office:value-type="string" calcext:value-type="string">
            <text:p>Sensor outputs such as flow metres and depth levels shall be displayed for visitors to see.</text:p>
          </table:table-cell>
          <table:table-cell table:style-name="ce50" office:value-type="float" office:value="3" calcext:value-type="float">
            <text:p>3</text:p>
          </table:table-cell>
          <table:table-cell table:style-name="ce27" office:value-type="string" calcext:value-type="string">
            <text:p>Desirable</text:p>
          </table:table-cell>
          <table:table-cell table:style-name="ce27" office:value-type="string" calcext:value-type="string">
            <text:p>Not Started</text:p>
          </table:table-cell>
        </table:table-row>
        <table:table-row table:style-name="ro5" table:number-rows-repeated="8">
          <table:table-cell table:number-columns-repeated="6"/>
        </table:table-row>
        <table:table-row table:style-name="ro7" table:number-rows-repeated="52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5" table:style-name="ta1">
        <table:table-column table:style-name="co3" table:default-cell-style-name="ce14"/>
        <table:table-column table:style-name="co1" table:default-cell-style-name="ce14"/>
        <table:table-column table:style-name="co4" table:default-cell-style-name="ce14"/>
        <table:table-column table:style-name="co1" table:number-columns-repeated="2" table:default-cell-style-name="ce28"/>
        <table:table-column table:style-name="co8" table:default-cell-style-name="ce28"/>
        <table:table-row table:style-name="ro4">
          <table:table-cell table:style-name="ce5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7" office:value-type="string" calcext:value-type="string" table:number-columns-spanned="6" table:number-rows-spanned="1">
            <text:p>Phase 5 – Expand Rainwater Storage and Irrigation</text:p>
          </table:table-cell>
          <table:covered-table-cell table:number-columns-repeated="5" table:style-name="Default"/>
        </table:table-row>
        <table:table-row table:style-name="ro9">
          <table:table-cell table:style-name="Default"/>
          <table:table-cell table:style-name="ce51"/>
          <table:table-cell table:style-name="Default" table:number-columns-repeated="4"/>
        </table:table-row>
        <table:table-row table:style-name="ro7">
          <table:table-cell table:style-name="ce60" office:value-type="string" calcext:value-type="string" table:number-columns-spanned="2" table:number-rows-spanned="1">
            <text:p>Requirement Numbers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Requirement</text:p>
          </table:table-cell>
          <table:table-cell table:style-name="ce60" office:value-type="string" calcext:value-type="string" table:number-columns-spanned="1" table:number-rows-spanned="2">
            <text:p>Priority</text:p>
          </table:table-cell>
          <table:table-cell table:style-name="ce60" office:value-type="string" calcext:value-type="string" table:number-columns-spanned="1" table:number-rows-spanned="2">
            <text:p>Type</text:p>
          </table:table-cell>
          <table:table-cell table:style-name="ce60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60" office:value-type="string" calcext:value-type="string">
            <text:p>Source</text:p>
          </table:table-cell>
          <table:table-cell table:style-name="ce60" office:value-type="string" calcext:value-type="string">
            <text:p>Derived</text:p>
          </table:table-cell>
          <table:covered-table-cell table:number-columns-repeated="4" table:style-name="ce60"/>
        </table:table-row>
        <table:table-row table:style-name="ro5">
          <table:table-cell table:style-name="ce30" office:value-type="string" calcext:value-type="string">
            <text:p>2.2.2</text:p>
          </table:table-cell>
          <table:table-cell table:style-name="ce52"/>
          <table:table-cell table:style-name="ce53" office:value-type="string" calcext:value-type="string">
            <text:p>Expand rain water harvesting, storage and irrigation feeds to suit needs of river / gardens.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string" calcext:value-type="string">
            <text:p>Desirable</text:p>
          </table:table-cell>
          <table:table-cell table:style-name="ce33" office:value-type="string" calcext:value-type="string">
            <text:p>Not started</text:p>
          </table:table-cell>
        </table:table-row>
        <table:table-row table:style-name="ro5">
          <table:table-cell table:style-name="ce31" office:value-type="string" calcext:value-type="string">
            <text:p>-</text:p>
          </table:table-cell>
          <table:table-cell table:style-name="ce10" office:value-type="float" office:value="5.1" calcext:value-type="float">
            <text:p>5.1</text:p>
          </table:table-cell>
          <table:table-cell table:style-name="ce31" office:value-type="string" calcext:value-type="string">
            <text:p>Flexible hoses and ‘soaker’ hoses shall be provided to allow gardeners to irrigate plants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In progress</text:p>
          </table:table-cell>
        </table:table-row>
        <table:table-row table:style-name="ro5">
          <table:table-cell table:style-name="ce31" office:value-type="string" calcext:value-type="string">
            <text:p>-</text:p>
          </table:table-cell>
          <table:table-cell table:style-name="ce10" office:value-type="string" calcext:value-type="string">
            <text:p>5.1.1</text:p>
          </table:table-cell>
          <table:table-cell table:style-name="ce31" office:value-type="string" calcext:value-type="string">
            <text:p>A means of controlling the flow of water to the soaker hoses shall be provided.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Desirable</text:p>
          </table:table-cell>
          <table:table-cell table:style-name="ce34" office:value-type="string" calcext:value-type="string">
            <text:p>Not started</text:p>
          </table:table-cell>
        </table:table-row>
        <table:table-row table:style-name="ro5">
          <table:table-cell table:style-name="ce44"/>
          <table:table-cell table:style-name="ce44" office:value-type="string" calcext:value-type="string">
            <text:p>5.1.1.1</text:p>
          </table:table-cell>
          <table:table-cell table:style-name="ce44" office:value-type="string" calcext:value-type="string">
            <text:p>Initially, a physical control system shall be implemented.</text:p>
          </table:table-cell>
          <table:table-cell table:style-name="ce50" office:value-type="float" office:value="2" calcext:value-type="float">
            <text:p>2</text:p>
          </table:table-cell>
          <table:table-cell table:style-name="ce27" office:value-type="string" calcext:value-type="string">
            <text:p>Essential</text:p>
          </table:table-cell>
          <table:table-cell table:style-name="ce27" office:value-type="string" calcext:value-type="string">
            <text:p>Not Started</text:p>
          </table:table-cell>
        </table:table-row>
        <table:table-row table:style-name="ro5">
          <table:table-cell table:style-name="ce27"/>
          <table:table-cell table:style-name="ce27" office:value-type="string" calcext:value-type="string">
            <text:p>5.1.1.2</text:p>
          </table:table-cell>
          <table:table-cell table:style-name="ce27" office:value-type="string" calcext:value-type="string">
            <text:p>When convenient, an automated software control system shall be implemented.</text:p>
          </table:table-cell>
          <table:table-cell table:style-name="ce50" office:value-type="float" office:value="2" calcext:value-type="float">
            <text:p>2</text:p>
          </table:table-cell>
          <table:table-cell table:style-name="ce27" office:value-type="string" calcext:value-type="string">
            <text:p>Desirable</text:p>
          </table:table-cell>
          <table:table-cell table:style-name="ce27" office:value-type="string" calcext:value-type="string">
            <text:p>Not Started</text:p>
          </table:table-cell>
        </table:table-row>
        <table:table-row table:style-name="ro5">
          <table:table-cell table:style-name="ce27"/>
          <table:table-cell table:style-name="ce27" office:value-type="string" calcext:value-type="string">
            <text:p>5.1.1.2.1</text:p>
          </table:table-cell>
          <table:table-cell table:style-name="ce27" office:value-type="string" calcext:value-type="string">
            <text:p>The automated control system must have an emergency shut-off feature.</text:p>
          </table:table-cell>
          <table:table-cell table:style-name="ce50" office:value-type="float" office:value="2" calcext:value-type="float">
            <text:p>2</text:p>
          </table:table-cell>
          <table:table-cell table:style-name="ce27" office:value-type="string" calcext:value-type="string">
            <text:p>Essential</text:p>
          </table:table-cell>
          <table:table-cell table:style-name="ce27" office:value-type="string" calcext:value-type="string">
            <text:p>Not Started</text:p>
          </table:table-cell>
        </table:table-row>
        <table:table-row table:style-name="ro5" table:number-rows-repeated="4">
          <table:table-cell table:style-name="Default" table:number-columns-repeated="6"/>
        </table:table-row>
        <table:table-row table:style-name="ro5" table:number-rows-repeated="22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6" table:style-name="ta1">
        <table:table-column table:style-name="co3" table:number-columns-repeated="2" table:default-cell-style-name="ce14"/>
        <table:table-column table:style-name="co4" table:default-cell-style-name="ce14"/>
        <table:table-column table:style-name="co1" table:number-columns-repeated="2" table:default-cell-style-name="ce28"/>
        <table:table-column table:style-name="co8" table:default-cell-style-name="ce28"/>
        <table:table-row table:style-name="ro4">
          <table:table-cell table:style-name="ce5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7" office:value-type="string" calcext:value-type="string" table:number-columns-spanned="6" table:number-rows-spanned="1">
            <text:p>Phase 6 – Stored Water Balancing Between Storage Sites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60" office:value-type="string" calcext:value-type="string" table:number-columns-spanned="2" table:number-rows-spanned="1">
            <text:p>Requirement Numbers</text:p>
          </table:table-cell>
          <table:covered-table-cell table:style-name="ce60"/>
          <table:table-cell table:style-name="ce60" office:value-type="string" calcext:value-type="string" table:number-columns-spanned="1" table:number-rows-spanned="2">
            <text:p>Requirement</text:p>
          </table:table-cell>
          <table:table-cell table:style-name="ce60" office:value-type="string" calcext:value-type="string" table:number-columns-spanned="1" table:number-rows-spanned="2">
            <text:p>Priority</text:p>
          </table:table-cell>
          <table:table-cell table:style-name="ce60" office:value-type="string" calcext:value-type="string" table:number-columns-spanned="1" table:number-rows-spanned="2">
            <text:p>Type</text:p>
          </table:table-cell>
          <table:table-cell table:style-name="ce60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60" office:value-type="string" calcext:value-type="string">
            <text:p>Source</text:p>
          </table:table-cell>
          <table:table-cell table:style-name="ce60" office:value-type="string" calcext:value-type="string">
            <text:p>Derived</text:p>
          </table:table-cell>
          <table:covered-table-cell table:number-columns-repeated="4" table:style-name="ce60"/>
        </table:table-row>
        <table:table-row table:style-name="ro5">
          <table:table-cell table:style-name="ce30" office:value-type="string" calcext:value-type="string">
            <text:p>2.2.3</text:p>
          </table:table-cell>
          <table:table-cell table:style-name="ce52"/>
          <table:table-cell table:style-name="ce53" office:value-type="string" calcext:value-type="string">
            <text:p>Stored water “balancing” between storage sites.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string" calcext:value-type="string">
            <text:p>Desirable</text:p>
          </table:table-cell>
          <table:table-cell table:style-name="ce33" office:value-type="string" calcext:value-type="string">
            <text:p>Not started</text:p>
          </table:table-cell>
        </table:table-row>
        <table:table-row table:style-name="ro5">
          <table:table-cell table:style-name="ce49" office:value-type="string" calcext:value-type="string">
            <text:p>-</text:p>
          </table:table-cell>
          <table:table-cell table:style-name="ce54" office:value-type="float" office:value="6.1" calcext:value-type="float">
            <text:p>6.1</text:p>
          </table:table-cell>
          <table:table-cell table:style-name="ce49" office:value-type="string" calcext:value-type="string">
            <text:p>Additional rainwater butts shall be located in suitable places to harvest water from the roofs of the WMT buildings.</text:p>
          </table:table-cell>
          <table:table-cell table:style-name="ce55" office:value-type="float" office:value="2" calcext:value-type="float">
            <text:p>2</text:p>
          </table:table-cell>
          <table:table-cell table:style-name="ce49" office:value-type="string" calcext:value-type="string">
            <text:p>Desirable</text:p>
          </table:table-cell>
          <table:table-cell table:style-name="ce56" office:value-type="string" calcext:value-type="string">
            <text:p>Not started</text:p>
          </table:table-cell>
        </table:table-row>
        <table:table-row table:style-name="ro5">
          <table:table-cell table:style-name="ce49" office:value-type="string" calcext:value-type="string">
            <text:p>-</text:p>
          </table:table-cell>
          <table:table-cell table:style-name="ce54" office:value-type="string" calcext:value-type="string">
            <text:p>6.1.1</text:p>
          </table:table-cell>
          <table:table-cell table:style-name="ce49" office:value-type="string" calcext:value-type="string">
            <text:p>These rainwater butts shall be connected to the existing river control system.</text:p>
          </table:table-cell>
          <table:table-cell table:style-name="ce55" office:value-type="float" office:value="2" calcext:value-type="float">
            <text:p>2</text:p>
          </table:table-cell>
          <table:table-cell table:style-name="ce49" office:value-type="string" calcext:value-type="string">
            <text:p>Desirable</text:p>
          </table:table-cell>
          <table:table-cell table:style-name="ce56" office:value-type="string" calcext:value-type="string">
            <text:p>Not Started</text:p>
          </table:table-cell>
        </table:table-row>
        <table:table-row table:style-name="ro5"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6.1.1</text:p>
          </table:table-cell>
          <table:table-cell table:style-name="ce49" office:value-type="string" calcext:value-type="string">
            <text:p><text:span text:style-name="T5">A means of balancing the water levels in the </text:span><text:span text:style-name="T7">rainwater butts</text:span><text:span text:style-name="T8"> shall be provided.</text:span></text:p>
          </table:table-cell>
          <table:table-cell table:style-name="ce55" office:value-type="float" office:value="2" calcext:value-type="float">
            <text:p>2</text:p>
          </table:table-cell>
          <table:table-cell table:style-name="ce49" office:value-type="string" calcext:value-type="string">
            <text:p>Desirable</text:p>
          </table:table-cell>
          <table:table-cell table:style-name="ce56" office:value-type="string" calcext:value-type="string">
            <text:p>Not started</text:p>
          </table:table-cell>
        </table:table-row>
        <table:table-row table:style-name="ro5" table:number-rows-repeated="29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Wimborne Model Town - Functional Requirements</text:p>
        <text:p><text:sheet-name>???</text:sheet-name></text:p>
      </style:header>
      <style:header-left style:display="false"/>
      <style:footer>
        <style:region-left>
          <text:p>Version 0.2, April 2017 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5:18:37.388031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ry Coles</meta:initial-creator>
    <meta:creation-date>2017-04-12T14:47:23.289979336</meta:creation-date>
    <dc:date>2017-04-25T13:34:56.933029599</dc:date>
    <meta:editing-duration>PT2H12M39S</meta:editing-duration>
    <meta:editing-cycles>20</meta:editing-cycles>
    <meta:generator>LibreOffice/5.3.1.2$Linux_X86_64 LibreOffice_project/30m0$Build-2</meta:generator>
    <dc:creator>Hamish MB</dc:creator>
    <meta:document-statistic meta:table-count="7" meta:cell-count="330" meta:object-count="1"/>
  </office:meta>
</office:document-meta>
</file>